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justify" fo:text-align-last="star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justify" fo:text-align-last="star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9167in" style:font-size-asian="0.29167in" style:font-size-complex="0.291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0%" fo:text-align="left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833in" fo:padding-bottom="0.05833in" fo:padding-left="0.34684in" fo:padding-right="0.05833in" draw:textarea-vertical-align="middle" draw:textarea-horizontal-align="left" draw:fill="solid" draw:fill-color="#000000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>
      <style:graphic-properties draw:fill="solid" draw:fill-color="#ebebeb" draw:opacity="100%" draw:stroke="solid" svg:stroke-width="0.02083in" svg:stroke-color="#90c226" svg:stroke-opacity="100%" svg:stroke-linecap="round"/>
    </style:style>
    <style:style style:family="paragraph" style:name="a672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9167in" style:font-size-asian="0.29167in" style:font-size-complex="0.291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6">
      <style:graphic-properties fo:wrap-option="wrap" fo:padding-top="0.05833in" fo:padding-bottom="0.05833in" fo:padding-left="0.34684in" fo:padding-right="0.05833in" draw:textarea-vertical-align="middle" draw:textarea-horizontal-align="left" draw:fill="solid" draw:fill-color="#94de61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draw:fill="solid" draw:fill-color="#ebebeb" draw:opacity="100%" draw:stroke="solid" svg:stroke-width="0.02083in" svg:stroke-color="#90c226" svg:stroke-opacity="100%" svg:stroke-linecap="round"/>
    </style:style>
    <style:style style:family="paragraph" style:name="a676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9167in" style:font-size-asian="0.29167in" style:font-size-complex="0.291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1">
      <style:paragraph-properties fo:line-height="100%" fo:text-align="justify" fo:text-align-last="star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.05833in" fo:padding-bottom="0.05833in" fo:padding-left="0.34684in" fo:padding-right="0.05833in" draw:textarea-vertical-align="middle" draw:textarea-horizontal-align="left" draw:fill="solid" draw:fill-color="#e6b91e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draw:fill="solid" draw:fill-color="#ebebeb" draw:opacity="100%" draw:stroke="solid" svg:stroke-width="0.02083in" svg:stroke-color="#90c226" svg:stroke-opacity="100%" svg:stroke-linecap="round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9167in" style:font-size-asian="0.29167in" style:font-size-complex="0.291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3">
      <style:paragraph-properties fo:line-height="90%" fo:text-align="left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4">
      <style:graphic-properties fo:wrap-option="wrap" fo:padding-top="0.05833in" fo:padding-bottom="0.05833in" fo:padding-left="0.34684in" fo:padding-right="0.05833in" draw:textarea-vertical-align="middle" draw:textarea-horizontal-align="left" draw:fill="solid" draw:fill-color="#00b0f0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draw:fill="solid" draw:fill-color="#ebebeb" draw:opacity="100%" draw:stroke="solid" svg:stroke-width="0.02083in" svg:stroke-color="#90c226" svg:stroke-opacity="100%" svg:stroke-linecap="round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9167in" style:font-size-asian="0.29167in" style:font-size-complex="0.291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5833in" fo:padding-bottom="0.05833in" fo:padding-left="0.34684in" fo:padding-right="0.05833in" draw:textarea-vertical-align="middle" draw:textarea-horizontal-align="left" draw:fill="solid" draw:fill-color="#f1a374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619">
      <style:graphic-properties draw:fill="solid" draw:fill-color="#ebebeb" draw:opacity="100%" draw:stroke="solid" svg:stroke-width="0.02083in" svg:stroke-color="#90c226" svg:stroke-opacity="100%" svg:stroke-linecap="round"/>
    </style:style>
    <style:style style:family="text" style:name="a6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0">
      <style:graphic-properties/>
    </style:style>
    <style:style style:family="paragraph" style:name="a5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justify" fo:text-align-last="star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1">
      <style:graphic-properties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draw:fill="none" draw:stroke="solid" svg:stroke-width="0.02083in" svg:stroke-color="#729a1c" svg:stroke-opacity="100%" svg:stroke-linecap="round"/>
    </style:style>
    <style:style style:family="paragraph" style:name="a528">
      <style:paragraph-properties fo:line-height="10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9167in" style:font-size-asian="0.29167in" style:font-size-complex="0.291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fo:wrap-option="wrap" fo:padding-top="0.05833in" fo:padding-bottom="0.05833in" fo:padding-left="0.34684in" fo:padding-right="0.05833in" draw:textarea-vertical-align="middle" draw:textarea-horizontal-align="left" draw:fill="solid" draw:fill-color="#c42f1a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draw:fill="solid" draw:fill-color="#ebebeb" draw:opacity="100%" draw:stroke="solid" svg:stroke-width="0.02083in" svg:stroke-color="#90c226" svg:stroke-opacity="100%" svg:stroke-linecap="round"/>
    </style:style>
    <style:style style:family="text" style:name="a6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justify" fo:text-align-last="star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justify" fo:text-align-last="star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100%" fo:text-align="justify" fo:text-align-last="star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justify" fo:text-align-last="star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justify" fo:text-align-last="star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94de61" draw:opacity="100%" draw:stroke="solid" svg:stroke-width="0.02083in" svg:stroke-color="#3f7819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2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776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702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695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779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699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707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5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670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627">
      <text:list-level-style-bullet text:level="1" text:bullet-char="Ø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Ø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Ø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Ø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Ø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Ø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Ø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Ø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Ø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5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673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759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811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677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814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5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33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5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18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651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736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5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654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570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5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573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784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576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787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630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579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715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633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719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762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552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636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680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555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639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684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768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559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687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740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5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43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5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663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748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5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92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582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666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795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585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722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588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08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642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726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771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645">
      <text:list-level-style-bullet text:level="1" text:bullet-char="Ø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Ø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Ø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Ø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Ø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Ø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Ø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Ø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Ø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729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100%"/>
      </text:list-level-style-bullet>
    </text:list-style>
    <text:list-style style:name="a562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  <text:list-style style:name="a648">
      <text:list-level-style-bullet text:level="1" text:bullet-char="q">
        <style:list-level-properties text:space-before="0in" text:min-label-width="0.375in"/>
        <style:text-properties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font-family="Wingdings" style:font-pitch="variable" fo:font-size="80%"/>
      </text:list-level-style-bullet>
    </text:list-style>
  </office:automatic-styles>
  <office:body>
    <office:presentation>
      <draw:page draw:name="Slide13" draw:style-name="a504" draw:master-page-name="Master1-Layout2-obj-Title-and-Content" presentation:presentation-page-layout-name="Master1-PPL2" draw:id="Slide-268">
        <draw:frame draw:id="id117" presentation:style-name="a509" draw:name="Title 1" svg:x="0.74074in" svg:y="1.22581in" svg:width="9.40143in" svg:height="1.23656in" presentation:class="title" presentation:placeholder="false">
          <draw:text-box>
            <text:p text:style-name="a508" text:class-names="" text:cond-style-name=""><text:span text:style-name="a505" text:class-names="">PROJECT</text:span><text:span text:style-name="a506" text:class-names=""><text:s text:c="1"/></text:span><text:span text:style-name="a507" text:class-names="">TITLE</text:span></text:p>
          </draw:text-box>
          <svg:title/>
          <svg:desc/>
        </draw:frame>
        <draw:frame draw:id="id118" presentation:style-name="a513" draw:name="Content Placeholder 2" svg:x="0.74074in" svg:y="2.62366in" svg:width="9.40143in" svg:height="2.3871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EMPLOYEE PERFORMANCE ANALYSIS USING EXCEL</text:span></text:p>
              </text:list-item>
            </text:list>
          </draw:text-box>
          <svg:title/>
          <svg:desc/>
        </draw:frame>
      </draw:page>
      <draw:page draw:name="Slide12" draw:style-name="a514" draw:master-page-name="Master1-Layout2-obj-Title-and-Content" presentation:presentation-page-layout-name="Master1-PPL2" draw:id="Slide-267">
        <draw:frame draw:id="id119" presentation:style-name="a517" draw:name="Title 1" svg:x="1.08602in" svg:y="1.11828in" svg:width="9.05615in" svg:height="1.96774in" presentation:class="title" presentation:placeholder="false">
          <draw:text-box>
            <text:p text:style-name="a516" text:class-names="" text:cond-style-name=""><text:span text:style-name="a515" text:class-names=""><text:line-break/><text:line-break/>EMPLOYEE DATA ANALYSIS USING EXCEL</text:span></text:p>
          </draw:text-box>
          <svg:title/>
          <svg:desc/>
        </draw:frame>
        <draw:frame draw:id="id120" presentation:style-name="a545" draw:name="Content Placeholder 2" svg:x="1.89247in" svg:y="1.76344in" svg:width="8.2497in" svg:height="4.84347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STUDENT NAME: <text:s text:c="2"/>PAVITHRA.M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REGISTER NUMBER: EDEC5F48711DB94B9DE44E336B2ED8AA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DEPARTMENT: III BCOM (HONOURS)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COLLEGE: SRI KANYAKA PARAMESWARI ARTS AND SCIENCE COLLEGE FOR WOMEN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2" draw:style-name="a546" draw:master-page-name="Master1-Layout2-obj-Title-and-Content" presentation:presentation-page-layout-name="Master1-PPL2" draw:id="Slide-257">
        <draw:frame draw:id="id121" presentation:style-name="a549" draw:name="Title 1" svg:x="0.74074in" svg:y="0.66667in" svg:width="9.40143in" svg:height="1.44444in" presentation:class="title" presentation:placeholder="false">
          <draw:text-box>
            <text:p text:style-name="a548" text:class-names="" text:cond-style-name=""><text:span text:style-name="a547" text:class-names="">PROBLEM STATEMENT</text:span></text:p>
          </draw:text-box>
          <svg:title/>
          <svg:desc/>
        </draw:frame>
        <draw:frame draw:id="id122" presentation:style-name="a563" draw:name="Content Placeholder 2" svg:x="0.74074in" svg:y="1.82796in" svg:width="9.40143in" svg:height="4.77896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The problem is to identify the <text:s text:c="1"/>Human Resources (HR) department of XYZ Corporation aims to evaluate and improve employee performance across various departments.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Currently, performance data is collected, but it is not systematically analysed to provide actionable insights.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6" text:class-names="">The HR team needs a comprehensive analysis of employee performance metrics to identify top performers, underperformers, and trends over time.</text:span><text:span text:style-name="a557" text:class-names=""/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3" draw:style-name="a564" draw:master-page-name="Master1-Layout2-obj-Title-and-Content" presentation:presentation-page-layout-name="Master1-PPL2" draw:id="Slide-258">
        <draw:frame draw:id="id123" presentation:style-name="a567" draw:name="Title 1" svg:x="0.74074in" svg:y="0.66667in" svg:width="9.40143in" svg:height="1.44444in" presentation:class="title" presentation:placeholder="false">
          <draw:text-box>
            <text:p text:style-name="a566" text:class-names="" text:cond-style-name=""><text:span text:style-name="a565" text:class-names="">PROJECT OVERVIEW</text:span></text:p>
          </draw:text-box>
          <svg:title/>
          <svg:desc/>
        </draw:frame>
        <draw:frame draw:id="id124" presentation:style-name="a589" draw:name="Content Placeholder 2" svg:x="0.74074in" svg:y="1.70968in" svg:width="9.40143in" svg:height="4.89724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This project analyzes employee performance within the organization using Microsoft Excel, focusing on key performance indicators (KPIs) such as productivity, efficiency, and overall contribution.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To achieve this, the project utilizes Excel's pivot tables, IFS formula, and charting tools.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Pivot tables are employed to summarize and categorize large datasets, making it easier to identify trends and patterns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The IFS formula is used to create logical conditions for evaluating different performance metrics, ensuring accurate analysis.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Charts are then used to visualize the data, providing a clear and concise representation of the results.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The insights gained from this analysis will inform management decisions, help recognize top performers, and identify areas for improvement, ultimately contributing to a more productive and motivated workforce.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4" draw:style-name="a590" draw:master-page-name="Master1-Layout2-obj-Title-and-Content" presentation:presentation-page-layout-name="Master1-PPL2" draw:id="Slide-259">
        <draw:frame draw:id="id125" presentation:style-name="a593" draw:name="Title 1" svg:x="0.74074in" svg:y="0.66667in" svg:width="9.40143in" svg:height="1.44444in" presentation:class="title" presentation:placeholder="false">
          <draw:text-box>
            <text:p text:style-name="a592" text:class-names="" text:cond-style-name=""><text:span text:style-name="a591" text:class-names="">WHO ARE THE END USERS ?</text:span></text:p>
          </draw:text-box>
          <svg:title/>
          <svg:desc/>
        </draw:frame>
        <draw:frame draw:id="id126" presentation:style-name="a594" draw:name="Content Placeholder 2" svg:x="0.74074in" svg:y="7.77896in" svg:width="6.6141in" svg:height="1.53287in" presentation:class="outline" presentation:placeholder="true">
          <draw:text-box/>
          <svg:title/>
          <svg:desc/>
        </draw:frame>
        <draw:g draw:name="Diagram 5" draw:id="id140" draw:style-name="a620">
          <svg:title/>
          <svg:desc/>
          <draw:custom-shape svg:x="-3.42309in" svg:y="1.08665in" svg:width="5.59013in" svg:height="5.59013in" draw:id="id127" draw:style-name="a595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55 ?f56 A ?f170 ?f171 ?f172 ?f173 ?f55 ?f56 ?f167 ?f169  W ?f174 ?f175 ?f176 ?f177 ?f55 ?f56 ?f167 ?f169 L ?f80 ?f81 A ?f208 ?f209 ?f210 ?f211 ?f80 ?f81 ?f205 ?f207  W ?f212 ?f213 ?f214 ?f215 ?f80 ?f81 ?f205 ?f207 Z N" draw:text-areas="?f105 ?f113 ?f89 ?f97" draw:glue-points="?f114 ?f115 ?f116 ?f117 ?f12 ?f9" draw:glue-point-leaving-directions="-315, -225, -270" draw:modifiers="225 315 42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min(?f10, ?f7)"/>
              <draw:equation draw:name="f14" draw:formula="5419351 / 1725033"/>
              <draw:equation draw:name="f15" draw:formula="180"/>
              <draw:equation draw:name="f16" draw:formula="?f121"/>
              <draw:equation draw:name="f17" draw:formula="?f125"/>
              <draw:equation draw:name="f18" draw:formula="$2"/>
              <draw:equation draw:name="f19" draw:formula="?f17 - ?f16"/>
              <draw:equation draw:name="f20" draw:formula="?f19 + 21600000"/>
              <draw:equation draw:name="f21" draw:formula="if(?f19, ?f19, ?f20)"/>
              <draw:equation draw:name="f22" draw:formula="0 - ?f21"/>
              <draw:equation draw:name="f23" draw:formula="?f16 + ?f2"/>
              <draw:equation draw:name="f24" draw:formula="?f23 * ?f14 / ?f1"/>
              <draw:equation draw:name="f25" draw:formula="0 - ?f24"/>
              <draw:equation draw:name="f26" draw:formula="cos(?f25)"/>
              <draw:equation draw:name="f27" draw:formula="0 - ?f26"/>
              <draw:equation draw:name="f28" draw:formula="?f27 * ?f11"/>
              <draw:equation draw:name="f29" draw:formula="sin(?f25)"/>
              <draw:equation draw:name="f30" draw:formula="0 - ?f29"/>
              <draw:equation draw:name="f31" draw:formula="?f30 * ?f8"/>
              <draw:equation draw:name="f32" draw:formula="?f17 + ?f2"/>
              <draw:equation draw:name="f33" draw:formula="?f32 * ?f14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0 - ?f31"/>
              <draw:equation draw:name="f42" draw:formula="0 - ?f28"/>
              <draw:equation draw:name="f43" draw:formula="atan2(?f41, ?f42)"/>
              <draw:equation draw:name="f44" draw:formula="-1 * sin(?f43)"/>
              <draw:equation draw:name="f45" draw:formula="?f44 * ?f11"/>
              <draw:equation draw:name="f46" draw:formula="-1 * cos(?f43)"/>
              <draw:equation draw:name="f47" draw:formula="?f46 * ?f8"/>
              <draw:equation draw:name="f48" draw:formula="0 - ?f40"/>
              <draw:equation draw:name="f49" draw:formula="0 - ?f37"/>
              <draw:equation draw:name="f50" draw:formula="atan2(?f48, ?f49)"/>
              <draw:equation draw:name="f51" draw:formula="-1 * sin(?f50)"/>
              <draw:equation draw:name="f52" draw:formula="?f51 * ?f11"/>
              <draw:equation draw:name="f53" draw:formula="-1 * cos(?f50)"/>
              <draw:equation draw:name="f54" draw:formula="?f53 * ?f8"/>
              <draw:equation draw:name="f55" draw:formula="?f12 + ?f45"/>
              <draw:equation draw:name="f56" draw:formula="?f9 + ?f47"/>
              <draw:equation draw:name="f57" draw:formula="?f12 + ?f52"/>
              <draw:equation draw:name="f58" draw:formula="?f9 + ?f54"/>
              <draw:equation draw:name="f59" draw:formula="?f13 * ?f18 / 100000"/>
              <draw:equation draw:name="f60" draw:formula="?f11 - ?f59"/>
              <draw:equation draw:name="f61" draw:formula="?f8 - ?f59"/>
              <draw:equation draw:name="f62" draw:formula="?f36 * ?f60"/>
              <draw:equation draw:name="f63" draw:formula="?f39 * ?f61"/>
              <draw:equation draw:name="f64" draw:formula="?f27 * ?f60"/>
              <draw:equation draw:name="f65" draw:formula="?f30 * ?f61"/>
              <draw:equation draw:name="f66" draw:formula="0 - ?f63"/>
              <draw:equation draw:name="f67" draw:formula="0 - ?f62"/>
              <draw:equation draw:name="f68" draw:formula="atan2(?f66, ?f67)"/>
              <draw:equation draw:name="f69" draw:formula="-1 * sin(?f68)"/>
              <draw:equation draw:name="f70" draw:formula="?f69 * ?f60"/>
              <draw:equation draw:name="f71" draw:formula="-1 * cos(?f68)"/>
              <draw:equation draw:name="f72" draw:formula="?f71 * ?f61"/>
              <draw:equation draw:name="f73" draw:formula="0 - ?f65"/>
              <draw:equation draw:name="f74" draw:formula="0 - ?f64"/>
              <draw:equation draw:name="f75" draw:formula="atan2(?f73, ?f74)"/>
              <draw:equation draw:name="f76" draw:formula="-1 * sin(?f75)"/>
              <draw:equation draw:name="f77" draw:formula="?f76 * ?f60"/>
              <draw:equation draw:name="f78" draw:formula="-1 * cos(?f75)"/>
              <draw:equation draw:name="f79" draw:formula="?f78 * ?f61"/>
              <draw:equation draw:name="f80" draw:formula="?f12 + ?f70"/>
              <draw:equation draw:name="f81" draw:formula="?f9 + ?f72"/>
              <draw:equation draw:name="f82" draw:formula="?f12 + ?f77"/>
              <draw:equation draw:name="f83" draw:formula="?f9 + ?f79"/>
              <draw:equation draw:name="f84" draw:formula="21600000 - ?f16"/>
              <draw:equation draw:name="f85" draw:formula="?f21 - ?f84"/>
              <draw:equation draw:name="f86" draw:formula="max(?f55, ?f80)"/>
              <draw:equation draw:name="f87" draw:formula="max(?f57, ?f82)"/>
              <draw:equation draw:name="f88" draw:formula="max(?f86, ?f87)"/>
              <draw:equation draw:name="f89" draw:formula="if(?f85, ?f4, ?f88)"/>
              <draw:equation draw:name="f90" draw:formula="?f2 - ?f16"/>
              <draw:equation draw:name="f91" draw:formula="27000000 - ?f16"/>
              <draw:equation draw:name="f92" draw:formula="if(?f90, ?f90, ?f91)"/>
              <draw:equation draw:name="f93" draw:formula="?f21 - ?f92"/>
              <draw:equation draw:name="f94" draw:formula="max(?f56, ?f81)"/>
              <draw:equation draw:name="f95" draw:formula="max(?f58, ?f83)"/>
              <draw:equation draw:name="f96" draw:formula="max(?f94, ?f95)"/>
              <draw:equation draw:name="f97" draw:formula="if(?f93, ?f6, ?f96)"/>
              <draw:equation draw:name="f98" draw:formula="?f1 - ?f16"/>
              <draw:equation draw:name="f99" draw:formula="32400000 - ?f16"/>
              <draw:equation draw:name="f100" draw:formula="if(?f98, ?f98, ?f99)"/>
              <draw:equation draw:name="f101" draw:formula="?f21 - ?f100"/>
              <draw:equation draw:name="f102" draw:formula="min(?f55, ?f80)"/>
              <draw:equation draw:name="f103" draw:formula="min(?f57, ?f82)"/>
              <draw:equation draw:name="f104" draw:formula="min(?f102, ?f103)"/>
              <draw:equation draw:name="f105" draw:formula="if(?f101, ?f3, ?f104)"/>
              <draw:equation draw:name="f106" draw:formula="?f0 - ?f16"/>
              <draw:equation draw:name="f107" draw:formula="37800000 - ?f16"/>
              <draw:equation draw:name="f108" draw:formula="if(?f106, ?f106, ?f107)"/>
              <draw:equation draw:name="f109" draw:formula="?f21 - ?f108"/>
              <draw:equation draw:name="f110" draw:formula="min(?f56, ?f81)"/>
              <draw:equation draw:name="f111" draw:formula="min(?f58, ?f83)"/>
              <draw:equation draw:name="f112" draw:formula="min(?f110, ?f111)"/>
              <draw:equation draw:name="f113" draw:formula="if(?f109, ?f5, ?f112)"/>
              <draw:equation draw:name="f114" draw:formula="(?f55 + ?f82) / 2"/>
              <draw:equation draw:name="f115" draw:formula="(?f56 + ?f83) / 2"/>
              <draw:equation draw:name="f116" draw:formula="(?f57 + ?f80) / 2"/>
              <draw:equation draw:name="f117" draw:formula="(?f58 + ?f81) / 2"/>
              <draw:equation draw:name="f118" draw:formula="0 - $0"/>
              <draw:equation draw:name="f119" draw:formula="?f118 * ?f1 / ?f15"/>
              <draw:equation draw:name="f120" draw:formula="?f119 - ?f2"/>
              <draw:equation draw:name="f121" draw:formula="0 - ?f120"/>
              <draw:equation draw:name="f122" draw:formula="0 - $1"/>
              <draw:equation draw:name="f123" draw:formula="?f122 * ?f1 / ?f15"/>
              <draw:equation draw:name="f124" draw:formula="?f123 - ?f2"/>
              <draw:equation draw:name="f125" draw:formula="0 - ?f124"/>
              <draw:equation draw:name="f126" draw:formula="?f55 - 10800"/>
              <draw:equation draw:name="f127" draw:formula="?f56 - 10800"/>
              <draw:equation draw:name="f128" draw:formula="sqrt(?f126 * ?f126 + ?f127 * ?f127 + 0 * 0)"/>
              <draw:equation draw:name="f129" draw:formula="atan2(?f126, ?f127)"/>
              <draw:equation draw:name="f130" draw:formula="?f129 + ?f2"/>
              <draw:equation draw:name="f131" draw:formula="?f130 * ?f15 / ?f1"/>
              <draw:equation draw:name="f132" draw:formula="0 - ?f131"/>
              <draw:equation draw:name="f133" draw:formula="?f80 - 10800"/>
              <draw:equation draw:name="f134" draw:formula="?f81 - 10800"/>
              <draw:equation draw:name="f135" draw:formula="sqrt(?f133 * ?f133 + ?f134 * ?f134 + 0 * 0)"/>
              <draw:equation draw:name="f136" draw:formula="atan2(?f133, ?f134)"/>
              <draw:equation draw:name="f137" draw:formula="?f136 + ?f2"/>
              <draw:equation draw:name="f138" draw:formula="?f137 * ?f15 / ?f1"/>
              <draw:equation draw:name="f139" draw:formula="0 - ?f138"/>
              <draw:equation draw:name="f140" draw:formula="21550000 - ?f21"/>
              <draw:equation draw:name="f141" draw:formula="if(?f140, ?f21, 21550000)"/>
              <draw:equation draw:name="f142" draw:formula="-21550000 - ?f141"/>
              <draw:equation draw:name="f143" draw:formula="if(?f142, -21550000, ?f141)"/>
              <draw:equation draw:name="f144" draw:formula="?f16 + ?f143"/>
              <draw:equation draw:name="f145" draw:formula="sqrt(?f28 * ?f28 + ?f31 * ?f31 + 0 * 0)"/>
              <draw:equation draw:name="f146" draw:formula="?f11 * ?f8 / ?f145"/>
              <draw:equation draw:name="f147" draw:formula="?f30 * ?f146"/>
              <draw:equation draw:name="f148" draw:formula="?f55 - ?f147"/>
              <draw:equation draw:name="f149" draw:formula="?f27 * ?f146"/>
              <draw:equation draw:name="f150" draw:formula="?f56 - ?f149"/>
              <draw:equation draw:name="f151" draw:formula="?f148 - ?f11"/>
              <draw:equation draw:name="f152" draw:formula="?f150 - ?f8"/>
              <draw:equation draw:name="f153" draw:formula="?f148 + ?f11"/>
              <draw:equation draw:name="f154" draw:formula="?f150 + ?f8"/>
              <draw:equation draw:name="f155" draw:formula="?f144 + ?f2"/>
              <draw:equation draw:name="f156" draw:formula="?f155 * ?f14 / ?f1"/>
              <draw:equation draw:name="f157" draw:formula="0 - ?f156"/>
              <draw:equation draw:name="f158" draw:formula="cos(?f157)"/>
              <draw:equation draw:name="f159" draw:formula="0 - ?f158"/>
              <draw:equation draw:name="f160" draw:formula="?f159 * ?f11"/>
              <draw:equation draw:name="f161" draw:formula="sin(?f157)"/>
              <draw:equation draw:name="f162" draw:formula="0 - ?f161"/>
              <draw:equation draw:name="f163" draw:formula="?f162 * ?f8"/>
              <draw:equation draw:name="f164" draw:formula="sqrt(?f160 * ?f160 + ?f163 * ?f163 + 0 * 0)"/>
              <draw:equation draw:name="f165" draw:formula="?f11 * ?f8 / ?f164"/>
              <draw:equation draw:name="f166" draw:formula="?f162 * ?f165"/>
              <draw:equation draw:name="f167" draw:formula="?f148 + ?f166"/>
              <draw:equation draw:name="f168" draw:formula="?f159 * ?f165"/>
              <draw:equation draw:name="f169" draw:formula="?f150 + ?f168"/>
              <draw:equation draw:name="f170" draw:formula="if(?f143, ?f55, ?f151)"/>
              <draw:equation draw:name="f171" draw:formula="if(?f143, ?f56, ?f152)"/>
              <draw:equation draw:name="f172" draw:formula="if(?f143, ?f55, ?f153)"/>
              <draw:equation draw:name="f173" draw:formula="if(?f143, ?f56, ?f154)"/>
              <draw:equation draw:name="f174" draw:formula="if(?f143, ?f151, ?f167)"/>
              <draw:equation draw:name="f175" draw:formula="if(?f143, ?f152, ?f169)"/>
              <draw:equation draw:name="f176" draw:formula="if(?f143, ?f153, ?f167)"/>
              <draw:equation draw:name="f177" draw:formula="if(?f143, ?f154, ?f169)"/>
              <draw:equation draw:name="f178" draw:formula="21550000 - ?f22"/>
              <draw:equation draw:name="f179" draw:formula="if(?f178, ?f22, 21550000)"/>
              <draw:equation draw:name="f180" draw:formula="-21550000 - ?f179"/>
              <draw:equation draw:name="f181" draw:formula="if(?f180, -21550000, ?f179)"/>
              <draw:equation draw:name="f182" draw:formula="?f17 + ?f181"/>
              <draw:equation draw:name="f183" draw:formula="sqrt(?f62 * ?f62 + ?f63 * ?f63 + 0 * 0)"/>
              <draw:equation draw:name="f184" draw:formula="?f60 * ?f61 / ?f183"/>
              <draw:equation draw:name="f185" draw:formula="?f39 * ?f184"/>
              <draw:equation draw:name="f186" draw:formula="?f80 - ?f185"/>
              <draw:equation draw:name="f187" draw:formula="?f36 * ?f184"/>
              <draw:equation draw:name="f188" draw:formula="?f81 - ?f187"/>
              <draw:equation draw:name="f189" draw:formula="?f186 - ?f60"/>
              <draw:equation draw:name="f190" draw:formula="?f188 - ?f61"/>
              <draw:equation draw:name="f191" draw:formula="?f186 + ?f60"/>
              <draw:equation draw:name="f192" draw:formula="?f188 + ?f61"/>
              <draw:equation draw:name="f193" draw:formula="?f182 + ?f2"/>
              <draw:equation draw:name="f194" draw:formula="?f193 * ?f14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0"/>
              <draw:equation draw:name="f199" draw:formula="sin(?f195)"/>
              <draw:equation draw:name="f200" draw:formula="0 - ?f199"/>
              <draw:equation draw:name="f201" draw:formula="?f200 * ?f61"/>
              <draw:equation draw:name="f202" draw:formula="sqrt(?f198 * ?f198 + ?f201 * ?f201 + 0 * 0)"/>
              <draw:equation draw:name="f203" draw:formula="?f60 * ?f61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181, ?f80, ?f189)"/>
              <draw:equation draw:name="f209" draw:formula="if(?f181, ?f81, ?f190)"/>
              <draw:equation draw:name="f210" draw:formula="if(?f181, ?f80, ?f191)"/>
              <draw:equation draw:name="f211" draw:formula="if(?f181, ?f81, ?f192)"/>
              <draw:equation draw:name="f212" draw:formula="if(?f181, ?f189, ?f205)"/>
              <draw:equation draw:name="f213" draw:formula="if(?f181, ?f190, ?f207)"/>
              <draw:equation draw:name="f214" draw:formula="if(?f181, ?f191, ?f205)"/>
              <draw:equation draw:name="f215" draw:formula="if(?f181, ?f192, ?f207)"/>
            </draw:enhanced-geometry>
          </draw:custom-shape>
          <draw:custom-shape svg:x="1.6045in" svg:y="2.02502in" svg:width="7.75914in" svg:height="0.43697in" draw:id="id128" draw:style-name="a598">
            <svg:title/>
            <svg:desc/>
            <text:p text:style-name="a597" text:class-names="" text:cond-style-name=""><text:span text:style-name="a596" text:class-names="">Board of Directors</text:span></text:p>
            <draw:enhanced-geometry xmlns:dr3d="urn:oasis:names:tc:opendocument:xmlns:dr3d:1.0" draw:type="non-primitive" svg:viewBox="0 0 7094959 399564" draw:enhanced-path="M 0 0 L 7094959 0 7094959 399564 0 39956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094959"/>
              <draw:equation draw:name="f7" draw:formula="?f4 / 399564"/>
              <draw:equation draw:name="f8" draw:formula="0 * ?f5 / 7094959"/>
              <draw:equation draw:name="f9" draw:formula="0 * ?f4 / 399564"/>
              <draw:equation draw:name="f10" draw:formula="7094959 * ?f5 / 7094959"/>
              <draw:equation draw:name="f11" draw:formula="399564 * ?f4 / 39956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3314in" svg:y="1.9704in" svg:width="0.54621in" svg:height="0.54621in" draw:id="id129" draw:style-name="a59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96394in" svg:y="2.68039in" svg:width="7.3997in" svg:height="0.43697in" draw:id="id130" draw:style-name="a602">
            <svg:title/>
            <svg:desc/>
            <text:p text:style-name="a601" text:class-names="" text:cond-style-name=""><text:span text:style-name="a600" text:class-names="">Human Resource<text:s text:c="1"/></text:span></text:p>
            <draw:enhanced-geometry xmlns:dr3d="urn:oasis:names:tc:opendocument:xmlns:dr3d:1.0" draw:type="non-primitive" svg:viewBox="0 0 6766290 399564" draw:enhanced-path="M 0 0 L 6766290 0 6766290 399564 0 39956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766290"/>
              <draw:equation draw:name="f7" draw:formula="?f4 / 399564"/>
              <draw:equation draw:name="f8" draw:formula="0 * ?f5 / 6766290"/>
              <draw:equation draw:name="f9" draw:formula="0 * ?f4 / 399564"/>
              <draw:equation draw:name="f10" draw:formula="6766290 * ?f5 / 6766290"/>
              <draw:equation draw:name="f11" draw:formula="399564 * ?f4 / 39956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69083in" svg:y="2.62577in" svg:width="0.54621in" svg:height="0.54621in" draw:id="id131" draw:style-name="a603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2.1283in" svg:y="3.33576in" svg:width="7.23534in" svg:height="0.43697in" draw:id="id132" draw:style-name="a606">
            <svg:title/>
            <svg:desc/>
            <text:p text:style-name="a605" text:class-names="" text:cond-style-name=""><text:span text:style-name="a604" text:class-names="">Team Leaders</text:span></text:p>
            <draw:enhanced-geometry xmlns:dr3d="urn:oasis:names:tc:opendocument:xmlns:dr3d:1.0" draw:type="non-primitive" svg:viewBox="0 0 6615998 399564" draw:enhanced-path="M 0 0 L 6615998 0 6615998 399564 0 39956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615998"/>
              <draw:equation draw:name="f7" draw:formula="?f4 / 399564"/>
              <draw:equation draw:name="f8" draw:formula="0 * ?f5 / 6615998"/>
              <draw:equation draw:name="f9" draw:formula="0 * ?f4 / 399564"/>
              <draw:equation draw:name="f10" draw:formula="6615998 * ?f5 / 6615998"/>
              <draw:equation draw:name="f11" draw:formula="399564 * ?f4 / 39956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85519in" svg:y="3.28114in" svg:width="0.54621in" svg:height="0.54621in" draw:id="id133" draw:style-name="a607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2.1283in" svg:y="3.99071in" svg:width="7.23534in" svg:height="0.43697in" draw:id="id134" draw:style-name="a610">
            <svg:title/>
            <svg:desc/>
            <text:p text:style-name="a609" text:class-names="" text:cond-style-name=""><text:span text:style-name="a608" text:class-names="">Training &amp; Development Department</text:span></text:p>
            <draw:enhanced-geometry xmlns:dr3d="urn:oasis:names:tc:opendocument:xmlns:dr3d:1.0" draw:type="non-primitive" svg:viewBox="0 0 6615998 399564" draw:enhanced-path="M 0 0 L 6615998 0 6615998 399564 0 39956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615998"/>
              <draw:equation draw:name="f7" draw:formula="?f4 / 399564"/>
              <draw:equation draw:name="f8" draw:formula="0 * ?f5 / 6615998"/>
              <draw:equation draw:name="f9" draw:formula="0 * ?f4 / 399564"/>
              <draw:equation draw:name="f10" draw:formula="6615998 * ?f5 / 6615998"/>
              <draw:equation draw:name="f11" draw:formula="399564 * ?f4 / 39956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85519in" svg:y="3.93609in" svg:width="0.54621in" svg:height="0.54621in" draw:id="id135" draw:style-name="a611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96394in" svg:y="4.64608in" svg:width="7.3997in" svg:height="0.43697in" draw:id="id136" draw:style-name="a614">
            <svg:title/>
            <svg:desc/>
            <text:p text:style-name="a613" text:class-names="" text:cond-style-name=""><text:span text:style-name="a612" text:class-names="">Shareholders</text:span></text:p>
            <draw:enhanced-geometry xmlns:dr3d="urn:oasis:names:tc:opendocument:xmlns:dr3d:1.0" draw:type="non-primitive" svg:viewBox="0 0 6766290 399564" draw:enhanced-path="M 0 0 L 6766290 0 6766290 399564 0 39956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766290"/>
              <draw:equation draw:name="f7" draw:formula="?f4 / 399564"/>
              <draw:equation draw:name="f8" draw:formula="0 * ?f5 / 6766290"/>
              <draw:equation draw:name="f9" draw:formula="0 * ?f4 / 399564"/>
              <draw:equation draw:name="f10" draw:formula="6766290 * ?f5 / 6766290"/>
              <draw:equation draw:name="f11" draw:formula="399564 * ?f4 / 39956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69083in" svg:y="4.59146in" svg:width="0.54621in" svg:height="0.54621in" draw:id="id137" draw:style-name="a615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6045in" svg:y="5.30145in" svg:width="7.75914in" svg:height="0.43697in" draw:id="id138" draw:style-name="a618">
            <svg:title/>
            <svg:desc/>
            <text:p text:style-name="a617" text:class-names="" text:cond-style-name=""><text:span text:style-name="a616" text:class-names="">Employees</text:span></text:p>
            <draw:enhanced-geometry xmlns:dr3d="urn:oasis:names:tc:opendocument:xmlns:dr3d:1.0" draw:type="non-primitive" svg:viewBox="0 0 7094959 399564" draw:enhanced-path="M 0 0 L 7094959 0 7094959 399564 0 39956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094959"/>
              <draw:equation draw:name="f7" draw:formula="?f4 / 399564"/>
              <draw:equation draw:name="f8" draw:formula="0 * ?f5 / 7094959"/>
              <draw:equation draw:name="f9" draw:formula="0 * ?f4 / 399564"/>
              <draw:equation draw:name="f10" draw:formula="7094959 * ?f5 / 7094959"/>
              <draw:equation draw:name="f11" draw:formula="399564 * ?f4 / 39956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3314in" svg:y="5.24683in" svg:width="0.54621in" svg:height="0.54621in" draw:id="id139" draw:style-name="a61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page>
      <draw:page draw:name="Slide5" draw:style-name="a621" draw:master-page-name="Master1-Layout2-obj-Title-and-Content" presentation:presentation-page-layout-name="Master1-PPL2" draw:id="Slide-260">
        <draw:frame draw:id="id141" presentation:style-name="a624" draw:name="Title 1" svg:x="0.74074in" svg:y="0.66667in" svg:width="9.40143in" svg:height="1.44444in" presentation:class="title" presentation:placeholder="false">
          <draw:text-box>
            <text:p text:style-name="a623" text:class-names="" text:cond-style-name=""><text:span text:style-name="a622" text:class-names="">OUR SOLUTION AND ITS VALUE PROPOSITION</text:span></text:p>
          </draw:text-box>
          <svg:title/>
          <svg:desc/>
        </draw:frame>
        <draw:frame draw:id="id142" presentation:style-name="a655" draw:name="Content Placeholder 2" svg:x="0.74074in" svg:y="2.22581in" svg:width="9.40143in" svg:height="4.38111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OUR SOLUTION: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Microsoft Excel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Pivot Tables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Formulas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Charts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Data structing and visualization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VALUE PROPOSITION: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Enhanced Decision Making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Improved Performance Tracking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Increased Efficiency</text:span></text:p>
              </text:list-item>
            </text:list>
          </draw:text-box>
          <svg:title/>
          <svg:desc/>
        </draw:frame>
      </draw:page>
      <draw:page draw:name="Slide6" draw:style-name="a656" draw:master-page-name="Master1-Layout2-obj-Title-and-Content" presentation:presentation-page-layout-name="Master1-PPL2" draw:id="Slide-261">
        <draw:frame draw:id="id143" presentation:style-name="a659" draw:name="Title 1" svg:x="0.74074in" svg:y="0.66667in" svg:width="9.40143in" svg:height="1.44444in" presentation:class="title" presentation:placeholder="false">
          <draw:text-box>
            <text:p text:style-name="a658" text:class-names="" text:cond-style-name=""><text:span text:style-name="a657" text:class-names="">DATASET DESCRIPTION</text:span></text:p>
          </draw:text-box>
          <svg:title/>
          <svg:desc/>
        </draw:frame>
        <draw:frame draw:id="id144" presentation:style-name="a708" draw:name="Rectangle 1" svg:x="0.45161in" svg:y="1.8595in" svg:width="10.09677in" svg:height="5.2507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0" text:class-names="">Employee ID:</text:span><text:span text:style-name="a661" text:class-names=""><text:s text:c="1"/>A unique identifier assigned to each employee.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  <text:list text:style-name="a670">
              <text:list-item>
                <text:p text:style-name="a669" text:class-names="" text:cond-style-name=""><text:span text:style-name="a667" text:class-names="">First Name and Last Name:</text:span><text:span text:style-name="a668" text:class-names=""><text:s text:c="1"/>The personal names of employees.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  <text:list text:style-name="a677">
              <text:list-item>
                <text:p text:style-name="a676" text:class-names="" text:cond-style-name=""><text:span text:style-name="a674" text:class-names="">Start Date and Exit Date:</text:span><text:span text:style-name="a675" text:class-names=""><text:s text:c="1"/>The dates when employees joined and left the organization , respectively.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  <text:list text:style-name="a684">
              <text:list-item>
                <text:p text:style-name="a683" text:class-names="" text:cond-style-name=""><text:span text:style-name="a681" text:class-names="">Department and Division:</text:span><text:span text:style-name="a682" text:class-names=""><text:s text:c="1"/>The broader department and specific division where the employee was assigned.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  <text:list text:style-name="a692">
              <text:list-item>
                <text:p text:style-name="a691" text:class-names="" text:cond-style-name=""><text:span text:style-name="a688" text:class-names="">Performance Rating and Level:</text:span><text:span text:style-name="a689" text:class-names=""><text:s text:c="1"/>The employee's performance evaluation (e.g., High, Medium, Low).</text:span><text:span text:style-name="a690" text:class-names="">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  <text:list text:style-name="a699">
              <text:list-item>
                <text:p text:style-name="a698" text:class-names="" text:cond-style-name=""><text:span text:style-name="a696" text:class-names="">Date of Birth, State, and Job Function:</text:span><text:span text:style-name="a697" text:class-names=""><text:s text:c="1"/>The employee's birthdate, the state they are located in, and their primary job role.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  <text:list text:style-name="a707">
              <text:list-item>
                <text:p text:style-name="a706" text:class-names="" text:cond-style-name=""><text:span text:style-name="a703" text:class-names="">Gender Description:</text:span><text:span text:style-name="a704" text:class-names=""><text:s text:c="1"/>Demographic information about the employee.</text:span><text:span text:style-name="a705" text:class-names=""/></text:p>
              </text:list-item>
            </text:list>
          </draw:text-box>
          <svg:title/>
          <svg:desc/>
        </draw:frame>
      </draw:page>
      <draw:page draw:name="Slide7" draw:style-name="a709" draw:master-page-name="Master1-Layout2-obj-Title-and-Content" presentation:presentation-page-layout-name="Master1-PPL2" draw:id="Slide-262">
        <draw:frame draw:id="id145" presentation:style-name="a712" draw:name="Title 1" svg:x="0.74074in" svg:y="0.66667in" svg:width="9.40143in" svg:height="1.44444in" presentation:class="title" presentation:placeholder="false">
          <draw:text-box>
            <text:p text:style-name="a711" text:class-names="" text:cond-style-name=""><text:span text:style-name="a710" text:class-names="">THE “WOW” IN OUR SOLUTION<text:line-break/><text:line-break/><text:line-break/><text:line-break/><text:line-break/><text:line-break/><text:line-break/><text:line-break/></text:span></text:p>
          </draw:text-box>
          <svg:title/>
          <svg:desc/>
        </draw:frame>
        <draw:frame draw:id="id146" presentation:style-name="a749" draw:name="Content Placeholder 2" svg:x="0.74074in" svg:y="1.6044in" svg:width="9.40143in" svg:height="5.00252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  <text:list text:style-name="a719">
              <text:list-item>
                <text:p text:style-name="a718" text:class-names="" text:cond-style-name=""><text:span text:style-name="a716" text:class-names="">COMPREHENSIVE ANALYSIS</text:span><text:span text:style-name="a717" text:class-names="">: Integrates multiple Excel tools (pivot tables, IFS formula, charts) for a detailed, multi-dimensional performance evaluation.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  <text:list text:style-name="a726">
              <text:list-item>
                <text:p text:style-name="a725" text:class-names="" text:cond-style-name=""><text:span text:style-name="a723" text:class-names="">VISUAL CLARITY</text:span><text:span text:style-name="a724" text:class-names="">: Converts complex data into clear, actionable insights with easy-to-understand visualizations.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  <text:list text:style-name="a733">
              <text:list-item>
                <text:p text:style-name="a732" text:class-names="" text:cond-style-name=""><text:span text:style-name="a730" text:class-names="">AUTOMATED INSIGHTS</text:span><text:span text:style-name="a731" text:class-names="">: Uses Excel formulas to automate performance assessments, reducing manual effort and increasing accuracy.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  <text:list text:style-name="a740">
              <text:list-item>
                <text:p text:style-name="a739" text:class-names="" text:cond-style-name=""><text:span text:style-name="a737" text:class-names="">USER-FRIENDLY</text:span><text:span text:style-name="a738" text:class-names="">: Designed for easy use by non-technical users, making it accessible to various stakeholders.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  <text:list text:style-name="a748">
              <text:list-item>
                <text:p text:style-name="a747" text:class-names="" text:cond-style-name=""><text:span text:style-name="a744" text:class-names="">TIME-EFFICIENT</text:span><text:span text:style-name="a745" text:class-names="">: Streamlines data processing and reporting, significantly saving time while enhancing productivity.</text:span><text:span text:style-name="a746" text:class-names=""/></text:p>
              </text:list-item>
            </text:list>
          </draw:text-box>
          <svg:title/>
          <svg:desc/>
        </draw:frame>
      </draw:page>
      <draw:page draw:name="Slide8" draw:style-name="a750" draw:master-page-name="Master1-Layout2-obj-Title-and-Content" presentation:presentation-page-layout-name="Master1-PPL2" draw:id="Slide-263">
        <draw:frame draw:id="id147" presentation:style-name="a753" draw:name="Title 1" svg:x="0.74074in" svg:y="0.66667in" svg:width="9.40143in" svg:height="1.44444in" presentation:class="title" presentation:placeholder="false">
          <draw:text-box>
            <text:p text:style-name="a752" text:class-names="" text:cond-style-name=""><text:span text:style-name="a751" text:class-names="">MODELLING</text:span></text:p>
          </draw:text-box>
          <svg:title/>
          <svg:desc/>
        </draw:frame>
        <draw:frame draw:id="id148" presentation:style-name="a796" draw:name="Content Placeholder 2" svg:x="0.74074in" svg:y="1.87097in" svg:width="9.40143in" svg:height="4.73595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4" text:class-names="">DATA SET</text:span><text:span text:style-name="a755" text:class-names="">:</text:span><text:span text:style-name="a756" text:class-names=""><text:s text:c="1"/>Kaggle, Employee dataset<text:s text:c="1"/></text:span><text:span text:style-name="a757" text:class-names=""/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3" text:class-names="">FEATURE<text:s text:c="1"/></text:span><text:span text:style-name="a764" text:class-names="">SELECTION:<text:s text:c="1"/></text:span><text:span text:style-name="a765" text:class-names="">Slicer, Conditional Formatting, Designing</text:span><text:span text:style-name="a766" text:class-names="">.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  <text:list text:style-name="a776">
              <text:list-item>
                <text:p text:style-name="a775" text:class-names="" text:cond-style-name=""><text:span text:style-name="a772" text:class-names="">DATA CLEANING:<text:s text:c="1"/></text:span><text:span text:style-name="a773" text:class-names="">Missing values, Irrelevant data, Correct Errors, Remove Unnecessary Columns and Rows<text:s text:c="1"/></text:span><text:span text:style-name="a774" text:class-names=""/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  <text:list text:style-name="a784">
              <text:list-item>
                <text:p text:style-name="a783" text:class-names="" text:cond-style-name=""><text:span text:style-name="a780" text:class-names="">PIVOT TABLE:</text:span><text:span text:style-name="a781" text:class-names=""><text:s text:c="1"/>Employee ID, First Name, Performance Score.</text:span><text:span text:style-name="a782" text:class-names=""/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  <text:list text:style-name="a792">
              <text:list-item>
                <text:p text:style-name="a791" text:class-names="" text:cond-style-name=""><text:span text:style-name="a788" text:class-names=""><text:s text:c="1"/></text:span><text:span text:style-name="a789" text:class-names="">CHART:</text:span><text:span text:style-name="a790" text:class-names=""><text:s text:c="1"/>Report of Employee Performance based on their Current Ratings is resented as Column Chart.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</draw:page>
      <draw:page draw:name="Slide11" draw:style-name="a797" draw:master-page-name="Master1-Layout2-obj-Title-and-Content" presentation:presentation-page-layout-name="Master1-PPL2" draw:id="Slide-266">
        <draw:frame draw:id="id149" presentation:style-name="a800" draw:name="Title 1" svg:x="0.74074in" svg:y="0.66667in" svg:width="9.40143in" svg:height="1.44444in" presentation:class="title" presentation:placeholder="false">
          <draw:text-box>
            <text:p text:style-name="a799" text:class-names="" text:cond-style-name=""><text:span text:style-name="a798" text:class-names="">RESULT</text:span></text:p>
          </draw:text-box>
          <svg:title/>
          <svg:desc/>
        </draw:frame>
        <draw:frame draw:id="id150" draw:style-name="a801" draw:name="Content Placeholder 3" svg:x="0.74132in" svg:y="1.84946in" svg:width="9.40104in" svg:height="4.75818in" style:rel-width="scale" style:rel-height="scale" presentation:class="chart" presentation:placeholder="false">
          <draw:object xlink:href="Object 1/" xlink:type="simple" xlink:show="embed" xlink:actuate="onLoad"/>
          <svg:title/>
          <svg:desc/>
        </draw:frame>
      </draw:page>
      <draw:page draw:name="Slide10" draw:style-name="a802" draw:master-page-name="Master1-Layout2-obj-Title-and-Content" presentation:presentation-page-layout-name="Master1-PPL2" draw:id="Slide-265">
        <draw:frame draw:id="id151" presentation:style-name="a805" draw:name="Title 1" svg:x="0.74074in" svg:y="0.66667in" svg:width="9.40143in" svg:height="1.44444in" presentation:class="title" presentation:placeholder="false">
          <draw:text-box>
            <text:p text:style-name="a804" text:class-names="" text:cond-style-name=""><text:span text:style-name="a803" text:class-names="">CONCLUSION</text:span></text:p>
          </draw:text-box>
          <svg:title/>
          <svg:desc/>
        </draw:frame>
        <draw:frame draw:id="id152" presentation:style-name="a819" draw:name="Content Placeholder 2" svg:x="0.74074in" svg:y="1.78495in" svg:width="9.40143in" svg:height="4.82197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This project provided an in-depth analysis of employee performance using MS Excel, showcasing how effective the tool can be for data-driven insights.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Through the application of pivot tables, Formulas, and various charts, we were able to identify key performance trends and areas for improvement.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Despite the successful application of Excel, we encountered some limitations, such as the challenge of handling large datasets and the need for more sophisticated analytical methods.</text:span></text:p>
              </text:list-item>
            </text:list>
            <text:list text:style-name="a818">
              <text:list-item>
                <text:p text:style-name="a817" text:class-names="" text:cond-style-name=""><text:span text:style-name="a815" text:class-names="">In conclusion, this project underscores the potential of Excel in employee performance analysis and provides a solid groundwork for further exploration and improvement in performance management strategies.</text:span><text:span text:style-name="a816" text:class-names=""/></text:p>
              </text:list-item>
            </text:list>
          </draw:text-box>
          <svg:title/>
          <svg:desc/>
        </draw:frame>
      </draw:page>
      <draw:page draw:name="Slide14" draw:style-name="a820" draw:master-page-name="Master1-Layout7-blank-Blank" presentation:presentation-page-layout-name="Master1-PPL7" draw:id="Slide-269">
        <draw:custom-shape svg:x="4.05376in" svg:y="1.94624in" svg:width="3.77419in" svg:height="2.88172in" draw:id="id153" draw:style-name="a823" draw:name="Rectangle: Rounded Corners 1">
          <svg:title/>
          <svg:desc/>
          <text:p text:style-name="a822" text:class-names="" text:cond-style-name=""><text:span text:style-name="a821" text:class-names="">THANK YOU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default-style style:family="graphic">
      <style:graphic-properties draw:fill="solid" draw:fill-color="#90c226" draw:opacity="100%" draw:stroke="solid" svg:stroke-width="0.02083in" svg:stroke-color="#3a500a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svg:stroke-linecap="round"/>
    </style:style>
    <style:style style:family="graphic" style:name="a33">
      <style:graphic-properties draw:fill="none" draw:stroke="solid" svg:stroke-width="0.01042in" svg:stroke-color="#d9d9d9" svg:stroke-opacity="100%" svg:stroke-linecap="round"/>
    </style:style>
    <style:style style:family="graphic" style:name="a34">
      <style:graphic-properties draw:fill="solid" draw:fill-color="#90c226" draw:opacity="30%" draw:stroke="none"/>
    </style:style>
    <style:style style:family="graphic" style:name="a35">
      <style:graphic-properties draw:fill="solid" draw:fill-color="#90c226" draw:opacity="20%" draw:stroke="none"/>
    </style:style>
    <style:style style:family="graphic" style:name="a36">
      <style:graphic-properties draw:fill="solid" draw:fill-color="#54a021" draw:opacity="72%" draw:stroke="none"/>
    </style:style>
    <style:style style:family="graphic" style:name="a37">
      <style:graphic-properties draw:fill="solid" draw:fill-color="#3f7819" draw:opacity="70%" draw:stroke="none"/>
    </style:style>
    <style:style style:family="graphic" style:name="a38">
      <style:graphic-properties draw:fill="solid" draw:fill-color="#c0e474" draw:opacity="70%" draw:stroke="none"/>
    </style:style>
    <style:style style:family="graphic" style:name="a39">
      <style:graphic-properties draw:fill="solid" draw:fill-color="#90c226" draw:opacity="65%" draw:stroke="none"/>
    </style:style>
    <style:style style:family="graphic" style:name="a40">
      <style:graphic-properties draw:fill="solid" draw:fill-color="#90c226" draw:opacity="80%" draw:stroke="none"/>
    </style:style>
    <style:style style:family="graphic" style:name="a41">
      <style:graphic-properties draw:fill="solid" draw:fill-color="#90c226" draw:opacity="85%" draw:stroke="non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">
      <style:graphic-properties draw:fill="none" draw:stroke="solid" svg:stroke-width="0.01042in" svg:stroke-color="#bfbfbf" svg:stroke-opacity="100%" svg:stroke-linecap="round"/>
    </style:style>
    <style:style style:family="text" style:name="a4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draw:fill="none" draw:stroke="solid" svg:stroke-width="0.01042in" svg:stroke-color="#d9d9d9" svg:stroke-opacity="100%" svg:stroke-linecap="round"/>
    </style:style>
    <style:style style:family="text" style:name="a4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draw:fill="solid" draw:fill-color="#90c226" draw:opacity="30%" draw:stroke="non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solid" draw:fill-color="#90c226" draw:opacity="20%" draw:stroke="non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solid" draw:fill-color="#54a021" draw:opacity="72%" draw:stroke="none"/>
    </style:style>
    <style:style style:family="graphic" style:name="a66">
      <style:graphic-properties draw:fill="solid" draw:fill-color="#3f7819" draw:opacity="70%" draw:stroke="none"/>
    </style:style>
    <style:style style:family="graphic" style:name="a67">
      <style:graphic-properties draw:fill="solid" draw:fill-color="#c0e474" draw:opacity="70%" draw:stroke="none"/>
    </style:style>
    <style:style style:family="graphic" style:name="a68">
      <style:graphic-properties draw:fill="solid" draw:fill-color="#90c226" draw:opacity="65%" draw:stroke="none"/>
    </style:style>
    <style:style style:family="graphic" style:name="a69">
      <style:graphic-properties draw:fill="solid" draw:fill-color="#90c226" draw:opacity="80%" draw:stroke="none"/>
    </style:style>
    <style:style style:family="paragraph" style:name="a3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draw:fill="solid" draw:fill-color="#90c226" draw:opacity="85%" draw:stroke="non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8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7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8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9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985in"/>
      </text:list-level-style-number>
      <text:list-level-style-number text:level="3" style:num-format="" style:num-list-format-name="">
        <style:list-level-properties text:space-before="0.9997in"/>
      </text:list-level-style-number>
      <text:list-level-style-number text:level="4" style:num-format="" style:num-list-format-name="">
        <style:list-level-properties text:space-before="1.49955in"/>
      </text:list-level-style-number>
      <text:list-level-style-number text:level="5" style:num-format="" style:num-list-format-name="">
        <style:list-level-properties text:space-before="1.9994in"/>
      </text:list-level-style-number>
      <text:list-level-style-number text:level="6" style:num-format="" style:num-list-format-name="">
        <style:list-level-properties text:space-before="2.49925in"/>
      </text:list-level-style-number>
      <text:list-level-style-number text:level="7" style:num-format="" style:num-list-format-name="">
        <style:list-level-properties text:space-before="2.9991in"/>
      </text:list-level-style-number>
      <text:list-level-style-number text:level="8" style:num-format="" style:num-list-format-name="">
        <style:list-level-properties text:space-before="3.49895in"/>
      </text:list-level-style-number>
      <text:list-level-style-number text:level="9" style:num-format="" style:num-list-format-name="">
        <style:list-level-properties text:space-before="3.9988in"/>
      </text:list-level-style-number>
    </text:list-style>
    <text:list-style style:name="a20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6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6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34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2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8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9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3" draw:name="Title Placeholder 1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7.87963in" svg:y="6.60691in" svg:width="0.99731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30-08-2024</text:date></text:span><text:span text:style-name="a22" text:class-names=""/></text:p>
        </draw:text-box>
        <svg:title/>
        <svg:desc/>
      </draw:frame>
      <draw:frame draw:id="id4" presentation:style-name="a27" draw:name="Footer Placeholder 4" svg:x="0.74074in" svg:y="6.60691in" svg:width="6.8871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42">
      <draw:g draw:name="Group 6" draw:id="id16">
        <svg:title/>
        <svg:desc/>
        <draw:connector draw:type="line" svg:x1="10.24826in" svg:y1="0in" svg:x2="11.5816in" svg:y2="7.5in" draw:id="id22" draw:style-name="a61" draw:name="Straight Connector 31">
          <svg:title/>
          <svg:desc/>
        </draw:connector>
        <draw:connector draw:type="line" svg:x1="13.32986in" svg:y1="4.02604in" svg:x2="8.12037in" svg:y2="7.5in" draw:id="id23" draw:style-name="a62" draw:name="Straight Connector 20">
          <svg:title/>
          <svg:desc/>
        </draw:connector>
        <draw:custom-shape svg:x="10.04098in" svg:y="-0.00926in" svg:width="3.28888in" svg:height="7.50926in" draw:id="id24" draw:style-name="a6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5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6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6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6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69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70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5" draw:name="Title 1" svg:x="1.64815in" svg:y="2.62963in" svg:width="8.49402in" svg:height="1.80042in" presentation:class="title" presentation:placeholder="false">
        <draw:text-box>
          <text:p text:style-name="a44" text:class-names="" text:cond-style-name=""><text:span text:style-name="a43" text:class-names="">Click to edit Master title style</text:span></text:p>
        </draw:text-box>
        <svg:title/>
        <svg:desc/>
      </draw:frame>
      <draw:frame draw:id="id18" presentation:style-name="a48" draw:name="Subtitle 2" svg:x="1.64815in" svg:y="4.43004in" svg:width="8.49402in" svg:height="1.19958in" presentation:class="subtitle" presentation:placeholder="false">
        <draw:text-box>
          <text:p text:style-name="a47" text:class-names="" text:cond-style-name=""><text:span text:style-name="a46" text:class-names="">Click to edit Master subtitle style</text:span></text:p>
        </draw:text-box>
        <svg:title/>
        <svg:desc/>
      </draw:frame>
      <draw:frame draw:id="id19" presentation:style-name="a53" draw:name="Date Placeholder 3" svg:x="7.87963in" svg:y="6.60691in" svg:width="0.99731in" svg:height="0.39931in" presentation:class="date-time" presentation:placeholder="false">
        <draw:text-box>
          <text:p text:style-name="a52" text:class-names="" text:cond-style-name=""><text:span text:style-name="a49" text:class-names=""><text:date text:fixed="false" style:data-style-name="a50">30-08-2024</text:date></text:span><text:span text:style-name="a51" text:class-names=""/></text:p>
        </draw:text-box>
        <svg:title/>
        <svg:desc/>
      </draw:frame>
      <draw:frame draw:id="id20" presentation:style-name="a56" draw:name="Footer Placeholder 4" svg:x="0.74074in" svg:y="6.60691in" svg:width="6.88715in" svg:height="0.39931in" presentation:class="footer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21" presentation:style-name="a60" draw:name="Slide Number Placeholder 5" svg:x="9.39486in" svg:y="6.60691in" svg:width="0.74731in" svg:height="0.39931in" presentation:class="page-number" presentation:placeholder="false">
        <draw:text-box>
          <text:p text:style-name="a59" text:class-names="" text:cond-style-name=""><text:span text:style-name="a57" text:class-names=""><text:page-number style:num-format="1" text:fixed="false">‹#›</text:page-number></text:span><text:span text:style-name="a58" text:class-names=""/></text:p>
        </draw:text-box>
        <svg:title/>
        <svg:desc/>
      </draw:frame>
    </style:master-page>
    <style:master-page style:name="Master1-Layout2-obj-Title-and-Content" style:page-layout-name="pageLayout1" draw:style-name="a71">
      <draw:frame draw:id="id32" draw:layer="Master1-bg" presentation:style-name="a74" draw:name="Title 1" svg:x="0.74074in" svg:y="0.66667in" svg:width="9.40143in" svg:height="1.44444in" presentation:class="title" presentation:placeholder="false">
        <draw:text-box>
          <text:p text:style-name="a73" text:class-names="" text:cond-style-name=""><text:span text:style-name="a72" text:class-names="">Click to edit Master title style</text:span></text:p>
        </draw:text-box>
        <svg:title/>
        <svg:desc/>
      </draw:frame>
      <draw:frame draw:id="id33" presentation:style-name="a90" draw:name="Content Placeholder 2" svg:x="0.74074in" svg:y="2.36285in" svg:width="9.40143in" svg:height="4.24406in" presentation:class="object" presentation:placeholder="false">
        <draw:text-box>
          <text:list text:style-name="a77">
            <text:list-item>
              <text:p text:style-name="a76" text:class-names="" text:cond-style-name=""><text:span text:style-name="a75" text:class-names="">Click to edit Master text styles</text:span></text:p>
            </text:list-item>
          </text:list>
          <text:list text:style-name="a80">
            <text:list-item>
              <text:list text:style-name="a80">
                <text:list-item>
                  <text:p text:style-name="a79" text:class-names="" text:cond-style-name=""><text:span text:style-name="a78" text:class-names="">Second level</text:span></text:p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p text:style-name="a82" text:class-names="" text:cond-style-name=""><text:span text:style-name="a81" text:class-names="">Third level</text:span></text:p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p text:style-name="a85" text:class-names="" text:cond-style-name=""><text:span text:style-name="a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list text:style-name="a89">
                            <text:list-item>
                              <text:p text:style-name="a88" text:class-names="" text:cond-style-name=""><text:span text:style-name="a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95" draw:name="Date Placeholder 3" svg:x="7.87963in" svg:y="6.60691in" svg:width="0.99731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30-08-2024</text:date></text:span><text:span text:style-name="a93" text:class-names=""/></text:p>
        </draw:text-box>
        <svg:title/>
        <svg:desc/>
      </draw:frame>
      <draw:frame draw:id="id35" presentation:style-name="a98" draw:name="Footer Placeholder 4" svg:x="0.74074in" svg:y="6.60691in" svg:width="6.8871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36" presentation:style-name="a102" draw:name="Slide Number Placeholder 5" svg:x="9.39486in" svg:y="6.60691in" svg:width="0.74731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3-secHead-Section-Header" style:page-layout-name="pageLayout1" draw:style-name="a103">
      <draw:frame draw:id="id37" draw:layer="Master1-bg" presentation:style-name="a106" draw:name="Title 1" svg:x="0.74074in" svg:y="2.9537in" svg:width="9.40143in" svg:height="1.99757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38" presentation:style-name="a110" draw:name="Text Placeholder 2" svg:x="0.74074in" svg:y="4.95128in" svg:width="9.40143in" svg:height="0.94094in" presentation:class="outline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</draw:text-box>
        <svg:title/>
        <svg:desc/>
      </draw:frame>
      <draw:frame draw:id="id39" presentation:style-name="a115" draw:name="Date Placeholder 3" svg:x="7.87963in" svg:y="6.60691in" svg:width="0.99731in" svg:height="0.39931in" presentation:class="date-time" presentation:placeholder="false">
        <draw:text-box>
          <text:p text:style-name="a114" text:class-names="" text:cond-style-name=""><text:span text:style-name="a111" text:class-names=""><text:date text:fixed="false" style:data-style-name="a112">30-08-2024</text:date></text:span><text:span text:style-name="a113" text:class-names=""/></text:p>
        </draw:text-box>
        <svg:title/>
        <svg:desc/>
      </draw:frame>
      <draw:frame draw:id="id40" presentation:style-name="a118" draw:name="Footer Placeholder 4" svg:x="0.74074in" svg:y="6.60691in" svg:width="6.88715in" svg:height="0.39931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41" presentation:style-name="a122" draw:name="Slide Number Placeholder 5" svg:x="9.39486in" svg:y="6.60691in" svg:width="0.74731in" svg:height="0.39931in" presentation:class="page-number" presentation:placeholder="false">
        <draw:text-box>
          <text:p text:style-name="a121" text:class-names="" text:cond-style-name=""><text:span text:style-name="a119" text:class-names=""><text:page-number style:num-format="1" text:fixed="false">‹#›</text:page-number></text:span><text:span text:style-name="a120" text:class-names=""/></text:p>
        </draw:text-box>
        <svg:title/>
        <svg:desc/>
      </draw:frame>
    </style:master-page>
    <style:master-page style:name="Master1-Layout4-twoObj-Two-Content" style:page-layout-name="pageLayout1" draw:style-name="a123">
      <draw:frame draw:id="id42" draw:layer="Master1-bg" presentation:style-name="a126" draw:name="Title 1" svg:x="0.74074in" svg:y="0.66667in" svg:width="9.40143in" svg:height="1.44444in" presentation:class="title" presentation:placeholder="false">
        <draw:text-box>
          <text:p text:style-name="a125" text:class-names="" text:cond-style-name=""><text:span text:style-name="a124" text:class-names="">Click to edit Master title style</text:span></text:p>
        </draw:text-box>
        <svg:title/>
        <svg:desc/>
      </draw:frame>
      <draw:frame draw:id="id43" presentation:style-name="a142" draw:name="Content Placeholder 2" svg:x="0.74074in" svg:y="2.36285in" svg:width="4.57572in" svg:height="4.24406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Click to edit Master text styles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Second level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158" draw:name="Content Placeholder 3" svg:x="5.56646in" svg:y="2.36285in" svg:width="4.57572in" svg:height="4.24406in" presentation:class="object" presentation:placeholder="false">
        <draw:text-box>
          <text:list text:style-name="a145">
            <text:list-item>
              <text:p text:style-name="a144" text:class-names="" text:cond-style-name=""><text:span text:style-name="a143" text:class-names="">Click to edit Master text styles</text:span></text:p>
            </text:list-item>
          </text:list>
          <text:list text:style-name="a148">
            <text:list-item>
              <text:list text:style-name="a148">
                <text:list-item>
                  <text:p text:style-name="a147" text:class-names="" text:cond-style-name=""><text:span text:style-name="a146" text:class-names="">Second level</text:span></text:p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p text:style-name="a150" text:class-names="" text:cond-style-name=""><text:span text:style-name="a149" text:class-names="">Third level</text:span></text:p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p text:style-name="a153" text:class-names="" text:cond-style-name=""><text:span text:style-name="a1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163" draw:name="Date Placeholder 4" svg:x="7.87963in" svg:y="6.60691in" svg:width="0.99731in" svg:height="0.39931in" presentation:class="date-time" presentation:placeholder="false">
        <draw:text-box>
          <text:p text:style-name="a162" text:class-names="" text:cond-style-name=""><text:span text:style-name="a159" text:class-names=""><text:date text:fixed="false" style:data-style-name="a160">30-08-2024</text:date></text:span><text:span text:style-name="a161" text:class-names=""/></text:p>
        </draw:text-box>
        <svg:title/>
        <svg:desc/>
      </draw:frame>
      <draw:frame draw:id="id46" presentation:style-name="a166" draw:name="Footer Placeholder 5" svg:x="0.74074in" svg:y="6.60691in" svg:width="6.88715in" svg:height="0.39931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47" presentation:style-name="a170" draw:name="Slide Number Placeholder 6" svg:x="9.39486in" svg:y="6.60691in" svg:width="0.74731in" svg:height="0.39931in" presentation:class="page-number" presentation:placeholder="false">
        <draw:text-box>
          <text:p text:style-name="a169" text:class-names="" text:cond-style-name=""><text:span text:style-name="a167" text:class-names=""><text:page-number style:num-format="1" text:fixed="false">‹#›</text:page-number></text:span><text:span text:style-name="a168" text:class-names=""/></text:p>
        </draw:text-box>
        <svg:title/>
        <svg:desc/>
      </draw:frame>
    </style:master-page>
    <style:master-page style:name="Master1-Layout5-twoTxTwoObj-Comparison" style:page-layout-name="pageLayout1" draw:style-name="a171">
      <draw:frame draw:id="id48" draw:layer="Master1-bg" presentation:style-name="a174" draw:name="Title 1" svg:x="0.74074in" svg:y="0.66667in" svg:width="9.40143in" svg:height="1.44444in" presentation:class="title" presentation:placeholder="false">
        <draw:text-box>
          <text:p text:style-name="a173" text:class-names="" text:cond-style-name=""><text:span text:style-name="a172" text:class-names="">Click to edit Master title style</text:span></text:p>
        </draw:text-box>
        <svg:title/>
        <svg:desc/>
      </draw:frame>
      <draw:frame draw:id="id49" presentation:style-name="a178" draw:name="Text Placeholder 2" svg:x="0.739in" svg:y="2.36328in" svg:width="4.57745in" svg:height="0.63021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50" presentation:style-name="a194" draw:name="Content Placeholder 3" svg:x="0.739in" svg:y="2.99349in" svg:width="4.57745in" svg:height="3.61343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198" draw:name="Text Placeholder 4" svg:x="5.56472in" svg:y="2.36328in" svg:width="4.57745in" svg:height="0.63021in" presentation:class="outline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ck to edit Master text styles</text:span></text:p>
            </text:list-item>
          </text:list>
        </draw:text-box>
        <svg:title/>
        <svg:desc/>
      </draw:frame>
      <draw:frame draw:id="id52" presentation:style-name="a214" draw:name="Content Placeholder 5" svg:x="5.56472in" svg:y="2.99349in" svg:width="4.57745in" svg:height="3.61343in" presentation:class="object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Master text styles</text:span></text:p>
            </text:list-item>
          </text:list>
          <text:list text:style-name="a204">
            <text:list-item>
              <text:list text:style-name="a204">
                <text:list-item>
                  <text:p text:style-name="a203" text:class-names="" text:cond-style-name=""><text:span text:style-name="a202" text:class-names="">Second level</text:span></text:p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p text:style-name="a206" text:class-names="" text:cond-style-name=""><text:span text:style-name="a205" text:class-names="">Third level</text:span></text:p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p text:style-name="a209" text:class-names="" text:cond-style-name=""><text:span text:style-name="a2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19" draw:name="Date Placeholder 6" svg:x="7.87963in" svg:y="6.60691in" svg:width="0.99731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>30-08-2024</text:date></text:span><text:span text:style-name="a217" text:class-names=""/></text:p>
        </draw:text-box>
        <svg:title/>
        <svg:desc/>
      </draw:frame>
      <draw:frame draw:id="id54" presentation:style-name="a222" draw:name="Footer Placeholder 7" svg:x="0.74074in" svg:y="6.60691in" svg:width="6.88715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55" presentation:style-name="a226" draw:name="Slide Number Placeholder 8" svg:x="9.39486in" svg:y="6.60691in" svg:width="0.74731in" svg:height="0.39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>‹#›</text:page-number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frame draw:id="id56" draw:layer="Master1-bg" presentation:style-name="a230" draw:name="Title 1" svg:x="0.74074in" svg:y="0.66667in" svg:width="9.40143in" svg:height="1.44444in" presentation:class="title" presentation:placeholder="false">
        <draw:text-box>
          <text:p text:style-name="a229" text:class-names="" text:cond-style-name=""><text:span text:style-name="a228" text:class-names="">Click to edit Master title style</text:span></text:p>
        </draw:text-box>
        <svg:title/>
        <svg:desc/>
      </draw:frame>
      <draw:frame draw:id="id57" presentation:style-name="a235" draw:name="Date Placeholder 2" svg:x="7.87963in" svg:y="6.60691in" svg:width="0.99731in" svg:height="0.39931in" presentation:class="date-time" presentation:placeholder="false">
        <draw:text-box>
          <text:p text:style-name="a234" text:class-names="" text:cond-style-name=""><text:span text:style-name="a231" text:class-names=""><text:date text:fixed="false" style:data-style-name="a232">30-08-2024</text:date></text:span><text:span text:style-name="a233" text:class-names=""/></text:p>
        </draw:text-box>
        <svg:title/>
        <svg:desc/>
      </draw:frame>
      <draw:frame draw:id="id58" presentation:style-name="a238" draw:name="Footer Placeholder 3" svg:x="0.74074in" svg:y="6.60691in" svg:width="6.88715in" svg:height="0.39931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59" presentation:style-name="a242" draw:name="Slide Number Placeholder 4" svg:x="9.39486in" svg:y="6.60691in" svg:width="0.74731in" svg:height="0.39931in" presentation:class="page-number" presentation:placeholder="false">
        <draw:text-box>
          <text:p text:style-name="a241" text:class-names="" text:cond-style-name=""><text:span text:style-name="a239" text:class-names=""><text:page-number style:num-format="1" text:fixed="false">‹#›</text:page-number></text:span><text:span text:style-name="a240" text:class-names=""/></text:p>
        </draw:text-box>
        <svg:title/>
        <svg:desc/>
      </draw:frame>
    </style:master-page>
    <style:master-page style:name="Master1-Layout7-blank-Blank" style:page-layout-name="pageLayout1" draw:style-name="a243">
      <draw:frame draw:id="id60" draw:layer="Master1-bg" presentation:style-name="a248" draw:name="Date Placeholder 1" svg:x="7.87963in" svg:y="6.60691in" svg:width="0.99731in" svg:height="0.39931in" presentation:class="date-time" presentation:placeholder="false">
        <draw:text-box>
          <text:p text:style-name="a247" text:class-names="" text:cond-style-name=""><text:span text:style-name="a244" text:class-names=""><text:date text:fixed="false" style:data-style-name="a245">30-08-2024</text:date></text:span><text:span text:style-name="a246" text:class-names=""/></text:p>
        </draw:text-box>
        <svg:title/>
        <svg:desc/>
      </draw:frame>
      <draw:frame draw:id="id61" presentation:style-name="a251" draw:name="Footer Placeholder 2" svg:x="0.74074in" svg:y="6.60691in" svg:width="6.8871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62" presentation:style-name="a255" draw:name="Slide Number Placeholder 3" svg:x="9.39486in" svg:y="6.60691in" svg:width="0.74731in" svg:height="0.39931in" presentation:class="page-number" presentation:placeholder="false">
        <draw:text-box>
          <text:p text:style-name="a254" text:class-names="" text:cond-style-name=""><text:span text:style-name="a252" text:class-names=""><text:page-number style:num-format="1" text:fixed="false">‹#›</text:page-number></text:span><text:span text:style-name="a25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6">
      <draw:frame draw:id="id63" draw:layer="Master1-bg" presentation:style-name="a259" draw:name="Title 1" svg:x="0.74074in" svg:y="1.63889in" svg:width="4.21536in" svg:height="1.39815in" presentation:class="title" presentation:placeholder="false">
        <draw:text-box>
          <text:p text:style-name="a258" text:class-names="" text:cond-style-name=""><text:span text:style-name="a257" text:class-names="">Click to edit Master title style</text:span></text:p>
        </draw:text-box>
        <svg:title/>
        <svg:desc/>
      </draw:frame>
      <draw:frame draw:id="id64" presentation:style-name="a275" draw:name="Content Placeholder 2" svg:x="5.2061in" svg:y="0.56313in" svg:width="4.93607in" svg:height="6.04378in" presentation:class="object" presentation:placeholder="false">
        <draw:text-box>
          <text:list text:style-name="a262">
            <text:list-item>
              <text:p text:style-name="a261" text:class-names="" text:cond-style-name=""><text:span text:style-name="a260" text:class-names="">Click to edit Master text styles</text:span></text:p>
            </text:list-item>
          </text:list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Second level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Third level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79" draw:name="Text Placeholder 3" svg:x="0.74074in" svg:y="3.03704in" svg:width="4.21536in" svg:height="2.82639in" presentation:class="outline" presentation:placeholder="false">
        <draw:text-box>
          <text:list text:style-name="a278">
            <text:list-item>
              <text:p text:style-name="a277" text:class-names="" text:cond-style-name=""><text:span text:style-name="a276" text:class-names="">Click to edit Master text styles</text:span></text:p>
            </text:list-item>
          </text:list>
        </draw:text-box>
        <svg:title/>
        <svg:desc/>
      </draw:frame>
      <draw:frame draw:id="id66" presentation:style-name="a284" draw:name="Date Placeholder 4" svg:x="7.87963in" svg:y="6.60691in" svg:width="0.99731in" svg:height="0.39931in" presentation:class="date-time" presentation:placeholder="false">
        <draw:text-box>
          <text:p text:style-name="a283" text:class-names="" text:cond-style-name=""><text:span text:style-name="a280" text:class-names=""><text:date text:fixed="false" style:data-style-name="a281">30-08-2024</text:date></text:span><text:span text:style-name="a282" text:class-names=""/></text:p>
        </draw:text-box>
        <svg:title/>
        <svg:desc/>
      </draw:frame>
      <draw:frame draw:id="id67" presentation:style-name="a287" draw:name="Footer Placeholder 5" svg:x="0.74074in" svg:y="6.60691in" svg:width="6.88715in" svg:height="0.39931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68" presentation:style-name="a291" draw:name="Slide Number Placeholder 6" svg:x="9.39486in" svg:y="6.60691in" svg:width="0.74731in" svg:height="0.39931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>‹#›</text:page-number></text:span><text:span text:style-name="a28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2">
      <draw:frame draw:id="id69" draw:layer="Master1-bg" presentation:style-name="a295" draw:name="Title 1" svg:x="0.74074in" svg:y="5.25in" svg:width="9.40143in" svg:height="0.61979in" presentation:class="title" presentation:placeholder="false">
        <draw:text-box>
          <text:p text:style-name="a294" text:class-names="" text:cond-style-name=""><text:span text:style-name="a293" text:class-names="">Click to edit Master title style</text:span></text:p>
        </draw:text-box>
        <svg:title/>
        <svg:desc/>
      </draw:frame>
      <draw:frame draw:id="id70" presentation:style-name="a298" draw:name="Picture Placeholder 2" svg:x="0.74074in" svg:y="0.66667in" svg:width="9.40143in" svg:height="4.20573in" presentation:class="graphic" presentation:placeholder="false">
        <draw:text-box>
          <text:p text:style-name="a297" text:class-names="" text:cond-style-name=""><text:span text:style-name="a296" text:class-names="">Click icon to add picture</text:span></text:p>
        </draw:text-box>
        <svg:title/>
        <svg:desc/>
      </draw:frame>
      <draw:frame draw:id="id71" presentation:style-name="a302" draw:name="Text Placeholder 3" svg:x="0.74074in" svg:y="5.86979in" svg:width="9.40143in" svg:height="0.73712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</draw:text-box>
        <svg:title/>
        <svg:desc/>
      </draw:frame>
      <draw:frame draw:id="id72" presentation:style-name="a307" draw:name="Date Placeholder 4" svg:x="7.87963in" svg:y="6.60691in" svg:width="0.99731in" svg:height="0.39931in" presentation:class="date-time" presentation:placeholder="false">
        <draw:text-box>
          <text:p text:style-name="a306" text:class-names="" text:cond-style-name=""><text:span text:style-name="a303" text:class-names=""><text:date text:fixed="false" style:data-style-name="a304">30-08-2024</text:date></text:span><text:span text:style-name="a305" text:class-names=""/></text:p>
        </draw:text-box>
        <svg:title/>
        <svg:desc/>
      </draw:frame>
      <draw:frame draw:id="id73" presentation:style-name="a310" draw:name="Footer Placeholder 5" svg:x="0.74074in" svg:y="6.60691in" svg:width="6.88715in" svg:height="0.39931in" presentation:class="footer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74" presentation:style-name="a314" draw:name="Slide Number Placeholder 6" svg:x="9.39486in" svg:y="6.60691in" svg:width="0.74731in" svg:height="0.39931in" presentation:class="page-number" presentation:placeholder="false">
        <draw:text-box>
          <text:p text:style-name="a313" text:class-names="" text:cond-style-name=""><text:span text:style-name="a311" text:class-names=""><text:page-number style:num-format="1" text:fixed="false">‹#›</text:page-number></text:span><text:span text:style-name="a312" text:class-names=""/></text:p>
        </draw:text-box>
        <svg:title/>
        <svg:desc/>
      </draw:frame>
    </style:master-page>
    <style:master-page style:name="Master1-Layout10-cust-Title-and-Caption" style:page-layout-name="pageLayout1" draw:style-name="a315">
      <draw:frame draw:id="id75" draw:layer="Master1-bg" presentation:style-name="a318" draw:name="Title 1" svg:x="0.74074in" svg:y="0.66667in" svg:width="9.40143in" svg:height="3.72222in" presentation:class="title" presentation:placeholder="false">
        <draw:text-box>
          <text:p text:style-name="a317" text:class-names="" text:cond-style-name=""><text:span text:style-name="a316" text:class-names="">Click to edit Master title style</text:span></text:p>
        </draw:text-box>
        <svg:title/>
        <svg:desc/>
      </draw:frame>
      <draw:frame draw:id="id76" presentation:style-name="a322" draw:name="Text Placeholder 2" svg:x="0.74074in" svg:y="4.88889in" svg:width="9.40143in" svg:height="1.71802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</draw:text-box>
        <svg:title/>
        <svg:desc/>
      </draw:frame>
      <draw:frame draw:id="id77" presentation:style-name="a327" draw:name="Date Placeholder 3" svg:x="7.87963in" svg:y="6.60691in" svg:width="0.99731in" svg:height="0.39931in" presentation:class="date-time" presentation:placeholder="false">
        <draw:text-box>
          <text:p text:style-name="a326" text:class-names="" text:cond-style-name=""><text:span text:style-name="a323" text:class-names=""><text:date text:fixed="false" style:data-style-name="a324">30-08-2024</text:date></text:span><text:span text:style-name="a325" text:class-names=""/></text:p>
        </draw:text-box>
        <svg:title/>
        <svg:desc/>
      </draw:frame>
      <draw:frame draw:id="id78" presentation:style-name="a330" draw:name="Footer Placeholder 4" svg:x="0.74074in" svg:y="6.60691in" svg:width="6.88715in" svg:height="0.39931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79" presentation:style-name="a334" draw:name="Slide Number Placeholder 5" svg:x="9.39486in" svg:y="6.60691in" svg:width="0.74731in" svg:height="0.39931in" presentation:class="page-number" presentation:placeholder="false">
        <draw:text-box>
          <text:p text:style-name="a333" text:class-names="" text:cond-style-name=""><text:span text:style-name="a331" text:class-names=""><text:page-number style:num-format="1" text:fixed="false">‹#›</text:page-number></text:span><text:span text:style-name="a332" text:class-names=""/></text:p>
        </draw:text-box>
        <svg:title/>
        <svg:desc/>
      </draw:frame>
    </style:master-page>
    <style:master-page style:name="Master1-Layout11-cust-Quote-with-Caption" style:page-layout-name="pageLayout1" draw:style-name="a335">
      <draw:frame draw:id="id80" draw:layer="Master1-bg" presentation:style-name="a338" draw:name="Title 1" svg:x="1.01852in" svg:y="0.66667in" svg:width="8.85185in" svg:height="3.30556in" presentation:class="title" presentation:placeholder="false">
        <draw:text-box>
          <text:p text:style-name="a337" text:class-names="" text:cond-style-name=""><text:span text:style-name="a336" text:class-names="">Click to edit Master title style</text:span></text:p>
        </draw:text-box>
        <svg:title/>
        <svg:desc/>
      </draw:frame>
      <draw:frame draw:id="id81" presentation:style-name="a342" draw:name="Text Placeholder 9" svg:x="1.49403in" svg:y="3.97222in" svg:width="7.90084in" svg:height="0.41667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</draw:text-box>
        <svg:title/>
        <svg:desc/>
      </draw:frame>
      <draw:frame draw:id="id82" presentation:style-name="a346" draw:name="Text Placeholder 2" svg:x="0.74074in" svg:y="4.88889in" svg:width="9.40143in" svg:height="1.71802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ck to edit Master text styles</text:span></text:p>
            </text:list-item>
          </text:list>
        </draw:text-box>
        <svg:title/>
        <svg:desc/>
      </draw:frame>
      <draw:frame draw:id="id83" presentation:style-name="a351" draw:name="Date Placeholder 3" svg:x="7.87963in" svg:y="6.60691in" svg:width="0.99731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30-08-2024</text:date></text:span><text:span text:style-name="a349" text:class-names=""/></text:p>
        </draw:text-box>
        <svg:title/>
        <svg:desc/>
      </draw:frame>
      <draw:frame draw:id="id84" presentation:style-name="a354" draw:name="Footer Placeholder 4" svg:x="0.74074in" svg:y="6.60691in" svg:width="6.8871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85" presentation:style-name="a358" draw:name="Slide Number Placeholder 5" svg:x="9.39486in" svg:y="6.60691in" svg:width="0.74731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  <draw:frame draw:id="id86" draw:style-name="a361" draw:name="TextBox 19" svg:x="0.5926in" svg:y="0.86437in" svg:width="0.66667in" svg:height="0.63952in">
        <draw:text-box>
          <text:p text:style-name="a360" text:class-names="" text:cond-style-name=""><text:span text:style-name="a359" text:class-names="">“</text:span></text:p>
        </draw:text-box>
        <svg:title/>
        <svg:desc/>
      </draw:frame>
      <draw:frame draw:id="id87" draw:style-name="a365" draw:name="TextBox 21" svg:x="9.72552in" svg:y="3.15678in" svg:width="0.66667in" svg:height="0.63952in">
        <draw:text-box>
          <text:p text:style-name="a364" text:class-names="" text:cond-style-name=""><text:span text:style-name="a362" text:class-names="">”</text:span><text:span text:style-name="a363" text:class-names=""/></text:p>
        </draw:text-box>
        <svg:title/>
        <svg:desc/>
      </draw:frame>
    </style:master-page>
    <style:master-page style:name="Master1-Layout12-cust-Name-Card" style:page-layout-name="pageLayout1" draw:style-name="a366">
      <draw:frame draw:id="id88" draw:layer="Master1-bg" presentation:style-name="a369" draw:name="Title 1" svg:x="0.74074in" svg:y="2.11285in" svg:width="9.40143in" svg:height="2.83843in" presentation:class="title" presentation:placeholder="false">
        <draw:text-box>
          <text:p text:style-name="a368" text:class-names="" text:cond-style-name=""><text:span text:style-name="a367" text:class-names="">Click to edit Master title style</text:span></text:p>
        </draw:text-box>
        <svg:title/>
        <svg:desc/>
      </draw:frame>
      <draw:frame draw:id="id89" presentation:style-name="a373" draw:name="Text Placeholder 2" svg:x="0.74074in" svg:y="4.95128in" svg:width="9.40143in" svg:height="1.65564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Click to edit Master text styles</text:span></text:p>
            </text:list-item>
          </text:list>
        </draw:text-box>
        <svg:title/>
        <svg:desc/>
      </draw:frame>
      <draw:frame draw:id="id90" presentation:style-name="a378" draw:name="Date Placeholder 3" svg:x="7.87963in" svg:y="6.60691in" svg:width="0.99731in" svg:height="0.39931in" presentation:class="date-time" presentation:placeholder="false">
        <draw:text-box>
          <text:p text:style-name="a377" text:class-names="" text:cond-style-name=""><text:span text:style-name="a374" text:class-names=""><text:date text:fixed="false" style:data-style-name="a375">30-08-2024</text:date></text:span><text:span text:style-name="a376" text:class-names=""/></text:p>
        </draw:text-box>
        <svg:title/>
        <svg:desc/>
      </draw:frame>
      <draw:frame draw:id="id91" presentation:style-name="a381" draw:name="Footer Placeholder 4" svg:x="0.74074in" svg:y="6.60691in" svg:width="6.88715in" svg:height="0.39931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92" presentation:style-name="a385" draw:name="Slide Number Placeholder 5" svg:x="9.39486in" svg:y="6.60691in" svg:width="0.74731in" svg:height="0.39931in" presentation:class="page-number" presentation:placeholder="false">
        <draw:text-box>
          <text:p text:style-name="a384" text:class-names="" text:cond-style-name=""><text:span text:style-name="a382" text:class-names=""><text:page-number style:num-format="1" text:fixed="false">‹#›</text:page-number></text:span><text:span text:style-name="a383" text:class-names=""/></text:p>
        </draw:text-box>
        <svg:title/>
        <svg:desc/>
      </draw:frame>
    </style:master-page>
    <style:master-page style:name="Master1-Layout13-cust-Quote-Name-Card" style:page-layout-name="pageLayout1" draw:style-name="a386">
      <draw:frame draw:id="id93" draw:layer="Master1-bg" presentation:style-name="a389" draw:name="Title 1" svg:x="1.01852in" svg:y="0.66667in" svg:width="8.85185in" svg:height="3.30556in" presentation:class="title" presentation:placeholder="false">
        <draw:text-box>
          <text:p text:style-name="a388" text:class-names="" text:cond-style-name=""><text:span text:style-name="a387" text:class-names="">Click to edit Master title style</text:span></text:p>
        </draw:text-box>
        <svg:title/>
        <svg:desc/>
      </draw:frame>
      <draw:frame draw:id="id94" presentation:style-name="a393" draw:name="Text Placeholder 9" svg:x="0.74074in" svg:y="4.38889in" svg:width="9.40143in" svg:height="0.56239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Click to edit Master text styles</text:span></text:p>
            </text:list-item>
          </text:list>
        </draw:text-box>
        <svg:title/>
        <svg:desc/>
      </draw:frame>
      <draw:frame draw:id="id95" presentation:style-name="a397" draw:name="Text Placeholder 2" svg:x="0.74074in" svg:y="4.95128in" svg:width="9.40143in" svg:height="1.65564in" presentation:class="outline" presentation:placeholder="false">
        <draw:text-box>
          <text:list text:style-name="a396">
            <text:list-item>
              <text:p text:style-name="a395" text:class-names="" text:cond-style-name=""><text:span text:style-name="a394" text:class-names="">Click to edit Master text styles</text:span></text:p>
            </text:list-item>
          </text:list>
        </draw:text-box>
        <svg:title/>
        <svg:desc/>
      </draw:frame>
      <draw:frame draw:id="id96" presentation:style-name="a402" draw:name="Date Placeholder 3" svg:x="7.87963in" svg:y="6.60691in" svg:width="0.99731in" svg:height="0.39931in" presentation:class="date-time" presentation:placeholder="false">
        <draw:text-box>
          <text:p text:style-name="a401" text:class-names="" text:cond-style-name=""><text:span text:style-name="a398" text:class-names=""><text:date text:fixed="false" style:data-style-name="a399">30-08-2024</text:date></text:span><text:span text:style-name="a400" text:class-names=""/></text:p>
        </draw:text-box>
        <svg:title/>
        <svg:desc/>
      </draw:frame>
      <draw:frame draw:id="id97" presentation:style-name="a405" draw:name="Footer Placeholder 4" svg:x="0.74074in" svg:y="6.60691in" svg:width="6.8871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98" presentation:style-name="a409" draw:name="Slide Number Placeholder 5" svg:x="9.39486in" svg:y="6.60691in" svg:width="0.74731in" svg:height="0.39931in" presentation:class="page-number" presentation:placeholder="false">
        <draw:text-box>
          <text:p text:style-name="a408" text:class-names="" text:cond-style-name=""><text:span text:style-name="a406" text:class-names=""><text:page-number style:num-format="1" text:fixed="false">‹#›</text:page-number></text:span><text:span text:style-name="a407" text:class-names=""/></text:p>
        </draw:text-box>
        <svg:title/>
        <svg:desc/>
      </draw:frame>
      <draw:frame draw:id="id99" draw:style-name="a412" draw:name="TextBox 23" svg:x="0.5926in" svg:y="0.86437in" svg:width="0.66667in" svg:height="0.63952in">
        <draw:text-box>
          <text:p text:style-name="a411" text:class-names="" text:cond-style-name=""><text:span text:style-name="a410" text:class-names="">“</text:span></text:p>
        </draw:text-box>
        <svg:title/>
        <svg:desc/>
      </draw:frame>
      <draw:frame draw:id="id100" draw:style-name="a415" draw:name="TextBox 24" svg:x="9.72552in" svg:y="3.15678in" svg:width="0.66667in" svg:height="0.63952in">
        <draw:text-box>
          <text:p text:style-name="a414" text:class-names="" text:cond-style-name=""><text:span text:style-name="a413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416">
      <draw:frame draw:id="id101" draw:layer="Master1-bg" presentation:style-name="a419" draw:name="Title 1" svg:x="0.75in" svg:y="0.66667in" svg:width="9.39217in" svg:height="3.30556in" presentation:class="title" presentation:placeholder="false">
        <draw:text-box>
          <text:p text:style-name="a418" text:class-names="" text:cond-style-name=""><text:span text:style-name="a417" text:class-names="">Click to edit Master title style</text:span></text:p>
        </draw:text-box>
        <svg:title/>
        <svg:desc/>
      </draw:frame>
      <draw:frame draw:id="id102" presentation:style-name="a423" draw:name="Text Placeholder 9" svg:x="0.74074in" svg:y="4.38889in" svg:width="9.40143in" svg:height="0.56239in" presentation:class="outline" presentation:placeholder="false">
        <draw:text-box>
          <text:list text:style-name="a422">
            <text:list-item>
              <text:p text:style-name="a421" text:class-names="" text:cond-style-name=""><text:span text:style-name="a420" text:class-names="">Click to edit Master text styles</text:span></text:p>
            </text:list-item>
          </text:list>
        </draw:text-box>
        <svg:title/>
        <svg:desc/>
      </draw:frame>
      <draw:frame draw:id="id103" presentation:style-name="a427" draw:name="Text Placeholder 2" svg:x="0.74074in" svg:y="4.95128in" svg:width="9.40143in" svg:height="1.65564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Click to edit Master text styles</text:span></text:p>
            </text:list-item>
          </text:list>
        </draw:text-box>
        <svg:title/>
        <svg:desc/>
      </draw:frame>
      <draw:frame draw:id="id104" presentation:style-name="a432" draw:name="Date Placeholder 3" svg:x="7.87963in" svg:y="6.60691in" svg:width="0.99731in" svg:height="0.39931in" presentation:class="date-time" presentation:placeholder="false">
        <draw:text-box>
          <text:p text:style-name="a431" text:class-names="" text:cond-style-name=""><text:span text:style-name="a428" text:class-names=""><text:date text:fixed="false" style:data-style-name="a429">30-08-2024</text:date></text:span><text:span text:style-name="a430" text:class-names=""/></text:p>
        </draw:text-box>
        <svg:title/>
        <svg:desc/>
      </draw:frame>
      <draw:frame draw:id="id105" presentation:style-name="a435" draw:name="Footer Placeholder 4" svg:x="0.74074in" svg:y="6.60691in" svg:width="6.88715in" svg:height="0.39931in" presentation:class="footer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106" presentation:style-name="a439" draw:name="Slide Number Placeholder 5" svg:x="9.39486in" svg:y="6.60691in" svg:width="0.74731in" svg:height="0.39931in" presentation:class="page-number" presentation:placeholder="false">
        <draw:text-box>
          <text:p text:style-name="a438" text:class-names="" text:cond-style-name=""><text:span text:style-name="a436" text:class-names=""><text:page-number style:num-format="1" text:fixed="false">‹#›</text:page-number></text:span><text:span text:style-name="a437" text:class-names=""/></text:p>
        </draw:text-box>
        <svg:title/>
        <svg:desc/>
      </draw:frame>
    </style:master-page>
    <style:master-page style:name="Master1-Layout15-vertTx-Title-and-Vertical-Text" style:page-layout-name="pageLayout1" draw:style-name="a440">
      <draw:frame draw:id="id107" draw:layer="Master1-bg" presentation:style-name="a443" draw:name="Title 1" svg:x="0.74074in" svg:y="0.66667in" svg:width="9.40143in" svg:height="1.44444in" presentation:class="title" presentation:placeholder="false">
        <draw:text-box>
          <text:p text:style-name="a442" text:class-names="" text:cond-style-name=""><text:span text:style-name="a441" text:class-names="">Click to edit Master title style</text:span></text:p>
        </draw:text-box>
        <svg:title/>
        <svg:desc/>
      </draw:frame>
      <draw:frame draw:id="id108" presentation:style-name="a459" draw:name="Vertical Text Placeholder 2" svg:x="0.74074in" svg:y="2.36285in" svg:width="9.40143in" svg:height="4.24406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Click to edit Master text styles</text:span></text:p>
            </text:list-item>
          </text:list>
          <text:list text:style-name="a449">
            <text:list-item>
              <text:list text:style-name="a449">
                <text:list-item>
                  <text:p text:style-name="a448" text:class-names="" text:cond-style-name=""><text:span text:style-name="a447" text:class-names="">Second level</text:span></text:p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p text:style-name="a451" text:class-names="" text:cond-style-name=""><text:span text:style-name="a450" text:class-names="">Third level</text:span></text:p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p text:style-name="a454" text:class-names="" text:cond-style-name=""><text:span text:style-name="a4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list text:style-name="a458">
                            <text:list-item>
                              <text:p text:style-name="a457" text:class-names="" text:cond-style-name=""><text:span text:style-name="a4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464" draw:name="Date Placeholder 3" svg:x="7.87963in" svg:y="6.60691in" svg:width="0.99731in" svg:height="0.39931in" presentation:class="date-time" presentation:placeholder="false">
        <draw:text-box>
          <text:p text:style-name="a463" text:class-names="" text:cond-style-name=""><text:span text:style-name="a460" text:class-names=""><text:date text:fixed="false" style:data-style-name="a461">30-08-2024</text:date></text:span><text:span text:style-name="a462" text:class-names=""/></text:p>
        </draw:text-box>
        <svg:title/>
        <svg:desc/>
      </draw:frame>
      <draw:frame draw:id="id110" presentation:style-name="a467" draw:name="Footer Placeholder 4" svg:x="0.74074in" svg:y="6.60691in" svg:width="6.88715in" svg:height="0.39931in" presentation:class="footer" presentation:placeholder="false">
        <draw:text-box>
          <text:p text:style-name="a466" text:class-names="" text:cond-style-name=""><text:span text:style-name="a465" text:class-names=""/></text:p>
        </draw:text-box>
        <svg:title/>
        <svg:desc/>
      </draw:frame>
      <draw:frame draw:id="id111" presentation:style-name="a471" draw:name="Slide Number Placeholder 5" svg:x="9.39486in" svg:y="6.60691in" svg:width="0.74731in" svg:height="0.39931in" presentation:class="page-number" presentation:placeholder="false">
        <draw:text-box>
          <text:p text:style-name="a470" text:class-names="" text:cond-style-name=""><text:span text:style-name="a468" text:class-names=""><text:page-number style:num-format="1" text:fixed="false">‹#›</text:page-number></text:span><text:span text:style-name="a469" text:class-names=""/></text:p>
        </draw:text-box>
        <svg:title/>
        <svg:desc/>
      </draw:frame>
    </style:master-page>
    <style:master-page style:name="Master1-Layout16-vertTitleAndTx-Vertical-Title-and-Text" style:page-layout-name="pageLayout1" draw:style-name="a472">
      <draw:frame draw:id="id112" draw:layer="Master1-bg" presentation:style-name="a475" draw:name="Vertical Title 1" svg:x="8.71355in" svg:y="0.66667in" svg:width="1.42688in" svg:height="5.74306in" presentation:class="title" presentation:placeholder="false">
        <draw:text-box>
          <text:p text:style-name="a474" text:class-names="" text:cond-style-name=""><text:span text:style-name="a473" text:class-names="">Click to edit Master title style</text:span></text:p>
        </draw:text-box>
        <svg:title/>
        <svg:desc/>
      </draw:frame>
      <draw:frame draw:id="id113" presentation:style-name="a491" draw:name="Vertical Text Placeholder 2" svg:x="0.74074in" svg:y="0.66667in" svg:width="7.72107in" svg:height="5.74306in" presentation:class="outline" presentation:placeholder="false">
        <draw:text-box>
          <text:list text:style-name="a478">
            <text:list-item>
              <text:p text:style-name="a477" text:class-names="" text:cond-style-name=""><text:span text:style-name="a476" text:class-names="">Click to edit Master text styles</text:span></text:p>
            </text:list-item>
          </text:list>
          <text:list text:style-name="a481">
            <text:list-item>
              <text:list text:style-name="a481">
                <text:list-item>
                  <text:p text:style-name="a480" text:class-names="" text:cond-style-name=""><text:span text:style-name="a479" text:class-names="">Second level</text:span></text:p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p text:style-name="a483" text:class-names="" text:cond-style-name=""><text:span text:style-name="a482" text:class-names="">Third level</text:span></text:p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p text:style-name="a486" text:class-names="" text:cond-style-name=""><text:span text:style-name="a4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496" draw:name="Date Placeholder 3" svg:x="7.87963in" svg:y="6.60691in" svg:width="0.99731in" svg:height="0.39931in" presentation:class="date-time" presentation:placeholder="false">
        <draw:text-box>
          <text:p text:style-name="a495" text:class-names="" text:cond-style-name=""><text:span text:style-name="a492" text:class-names=""><text:date text:fixed="false" style:data-style-name="a493">30-08-2024</text:date></text:span><text:span text:style-name="a494" text:class-names=""/></text:p>
        </draw:text-box>
        <svg:title/>
        <svg:desc/>
      </draw:frame>
      <draw:frame draw:id="id115" presentation:style-name="a499" draw:name="Footer Placeholder 4" svg:x="0.74074in" svg:y="6.60691in" svg:width="6.88715in" svg:height="0.39931in" presentation:class="footer" presentation:placeholder="false">
        <draw:text-box>
          <text:p text:style-name="a498" text:class-names="" text:cond-style-name=""><text:span text:style-name="a497" text:class-names=""/></text:p>
        </draw:text-box>
        <svg:title/>
        <svg:desc/>
      </draw:frame>
      <draw:frame draw:id="id116" presentation:style-name="a503" draw:name="Slide Number Placeholder 5" svg:x="9.39486in" svg:y="6.60691in" svg:width="0.74731in" svg:height="0.39931in" presentation:class="page-number" presentation:placeholder="false">
        <draw:text-box>
          <text:p text:style-name="a502" text:class-names="" text:cond-style-name=""><text:span text:style-name="a500" text:class-names=""><text:page-number style:num-format="1" text:fixed="false">‹#›</text:page-number></text:span><text:span text:style-name="a501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Employees Data Analysis Using Excel</dc:title>
    <meta:initial-creator>pavithra marikani</meta:initial-creator>
    <dc:creator>pavithra marikani</dc:creator>
    <meta:creation-date>2024-08-29T17:42:43Z</meta:creation-date>
    <dc:date>2024-08-30T12:07:01Z</dc:date>
    <meta:template xlink:href="Facet" xlink:type="simple"/>
    <meta:editing-cycles>2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90c226" draw:opacity="100%" draw:stroke="none"/>
    </style:style>
    <style:style style:family="chart" style:name="TL02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54a02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e6b91e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e76618" draw:opacity="100%" draw:stroke="none"/>
    </style:style>
    <style:style style:family="chart" style:name="T020">
      <style:chart-properties chart:regression-type="linear"/>
      <style:graphic-properties draw:fill="none" draw:stroke="dash" draw:stroke-dash="a1" svg:stroke-width="0.02083in" svg:stroke-color="#e6b91e" svg:stroke-opacity="100%" svg:stroke-linecap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342.5887401574803pt" svg:width="676.8749606299212pt" chart:style-name="Crt0">
        <chart:title chart:style-name="CT00">
          <text:p text:style-name="a0" text:class-names="" text:cond-style-name="">Employee Performance Analysis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1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1" chart:class="chart:bar" chart:attached-axis="primary-y" chart:style-name="G0S0">
            <chart:data-point chart:repeated="10"/>
          </chart:series>
          <chart:series chart:label-cell-address="local-table.$C$1" chart:values-cell-range-address="local-table.$C$2:.$C$11" chart:class="chart:bar" chart:attached-axis="primary-y" chart:style-name="G0S1">
            <chart:data-point chart:repeated="10"/>
          </chart:series>
          <chart:series chart:label-cell-address="local-table.$D$1" chart:values-cell-range-address="local-table.$D$2:.$D$11" chart:class="chart:bar" chart:attached-axis="primary-y" chart:style-name="G0S2">
            <chart:regression-curve chart:style-name="T020">
              <chart:equation chart:automatic-content="true" chart:display-equation="false" chart:display-r-square="false" chart:style-name="TL020"/>
            </chart:regression-curve>
            <chart:data-point chart:repeated="10"/>
          </chart:series>
          <chart:series chart:label-cell-address="local-table.$E$1" chart:values-cell-range-address="local-table.$E$2:.$E$11" chart:class="chart:bar" chart:attached-axis="primary-y" chart:style-name="G0S3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HIGH</text:p>
              </table:table-cell>
              <table:table-cell office:value-type="string">
                <text:p>LOW</text:p>
              </table:table-cell>
              <table:table-cell office:value-type="string">
                <text:p>MEDIUM</text:p>
              </table:table-cell>
              <table:table-cell office:value-type="string">
                <text:p>VERY HIGH</text:p>
              </table:table-cell>
            </table:table-row>
          </table:table-header-rows>
          <table:table-row>
            <table:table-cell office:value-type="string">
              <text:p>BPC</text:p>
            </table:table-cell>
            <table:table-cell office:value-type="float" office:value="16"/>
            <table:table-cell office:value-type="float" office:value="34"/>
            <table:table-cell office:value-type="float" office:value="85"/>
            <table:table-cell office:value-type="float" office:value="15"/>
          </table:table-row>
          <table:table-row>
            <table:table-cell office:value-type="string">
              <text:p>CCDR</text:p>
            </table:table-cell>
            <table:table-cell office:value-type="float" office:value="18"/>
            <table:table-cell office:value-type="float" office:value="47"/>
            <table:table-cell office:value-type="float" office:value="65"/>
            <table:table-cell office:value-type="float" office:value="15"/>
          </table:table-row>
          <table:table-row>
            <table:table-cell office:value-type="string">
              <text:p>EW</text:p>
            </table:table-cell>
            <table:table-cell office:value-type="float" office:value="21"/>
            <table:table-cell office:value-type="float" office:value="41"/>
            <table:table-cell office:value-type="float" office:value="78"/>
            <table:table-cell office:value-type="float" office:value="14"/>
          </table:table-row>
          <table:table-row>
            <table:table-cell office:value-type="string">
              <text:p>MSC</text:p>
            </table:table-cell>
            <table:table-cell office:value-type="float" office:value="17"/>
            <table:table-cell office:value-type="float" office:value="39"/>
            <table:table-cell office:value-type="float" office:value="92"/>
            <table:table-cell office:value-type="float" office:value="9"/>
          </table:table-row>
          <table:table-row>
            <table:table-cell office:value-type="string">
              <text:p>NEL</text:p>
            </table:table-cell>
            <table:table-cell office:value-type="float" office:value="21"/>
            <table:table-cell office:value-type="float" office:value="41"/>
            <table:table-cell office:value-type="float" office:value="77"/>
            <table:table-cell office:value-type="float" office:value="15"/>
          </table:table-row>
          <table:table-row>
            <table:table-cell office:value-type="string">
              <text:p>PL</text:p>
            </table:table-cell>
            <table:table-cell office:value-type="float" office:value="29"/>
            <table:table-cell office:value-type="float" office:value="33"/>
            <table:table-cell office:value-type="float" office:value="69"/>
            <table:table-cell office:value-type="float" office:value="12"/>
          </table:table-row>
          <table:table-row>
            <table:table-cell office:value-type="string">
              <text:p>PYZ</text:p>
            </table:table-cell>
            <table:table-cell office:value-type="float" office:value="26"/>
            <table:table-cell office:value-type="float" office:value="41"/>
            <table:table-cell office:value-type="float" office:value="75"/>
            <table:table-cell office:value-type="float" office:value="15"/>
          </table:table-row>
          <table:table-row>
            <table:table-cell office:value-type="string">
              <text:p>SVG</text:p>
            </table:table-cell>
            <table:table-cell office:value-type="float" office:value="26"/>
            <table:table-cell office:value-type="float" office:value="43"/>
            <table:table-cell office:value-type="float" office:value="82"/>
            <table:table-cell office:value-type="float" office:value="16"/>
          </table:table-row>
          <table:table-row>
            <table:table-cell office:value-type="string">
              <text:p>TNS</text:p>
            </table:table-cell>
            <table:table-cell office:value-type="float" office:value="21"/>
            <table:table-cell office:value-type="float" office:value="45"/>
            <table:table-cell office:value-type="float" office:value="71"/>
            <table:table-cell office:value-type="float" office:value="13"/>
          </table:table-row>
          <table:table-row>
            <table:table-cell office:value-type="string">
              <text:p>WBL</text:p>
            </table:table-cell>
            <table:table-cell office:value-type="float" office:value="25"/>
            <table:table-cell office:value-type="float" office:value="34"/>
            <table:table-cell office:value-type="float" office:value="84"/>
            <table:table-cell office:value-type="float" office:value="1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90c226" draw:opacity="100%" draw:stroke="solid" svg:stroke-width="0.02083in" svg:stroke-color="#3a500a" svg:stroke-opacity="100%" svg:stroke-linecap="round"/>
    </style:default-style>
    <draw:stroke-dash draw:name="a1" draw:display-name="SysDot" draw:style="rect" draw:dots1="1" draw:dots1-length="0.02083in" draw:dots2="0" draw:dots2-length="0in" draw:distance="0.02083in"/>
  </office:styles>
</office:document-styles>
</file>